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GreekC" svg:font-family="GreekC"/>
    <style:font-face style:name="GreekS" svg:font-family="GreekS"/>
    <style:font-face style:name="F1" svg:font-family="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3" style:family="table-column">
      <style:table-column-properties fo:break-before="auto" style:column-width="5.256cm"/>
    </style:style>
    <style:style style:name="co1" style:family="table-column">
      <style:table-column-properties fo:break-before="auto" style:column-width="2.612cm"/>
    </style:style>
    <style:style style:name="co4" style:family="table-column">
      <style:table-column-properties fo:break-before="auto" style:column-width="5.75cm"/>
    </style:style>
    <style:style style:name="co5" style:family="table-column">
      <style:table-column-properties fo:break-before="auto" style:column-width="2.96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ro3" style:family="table-row">
      <style:table-row-properties style:row-height="0.661cm" fo:break-before="auto" style:use-optimal-row-height="true"/>
    </style:style>
    <style:style style:name="ta2" style:family="table" style:master-page-name="PageStyle_5f_ModelisationV1">
      <style:table-properties table:display="true" style:writing-mode="lr-tb"/>
    </style:style>
    <style:style style:name="ta3" style:family="table" style:master-page-name="PageStyle_5f_ModelisationV2">
      <style:table-properties table:display="true" style:writing-mode="lr-tb"/>
    </style:style>
    <style:style style:name="ta4" style:family="table" style:master-page-name="PageStyle_5f_Courbe_20_ASP_20_200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0" style:family="table-cell" style:parent-style-name="Default">
      <style:table-cell-properties fo:border-bottom="0.74pt solid #000000" fo:background-color="#ffe699" style:diagonal-bl-tr="none" style:diagonal-tl-br="none" fo:border-left="0.74pt solid #000000" fo:border-right="none" style:rotation-align="none" fo:border-top="0.74pt solid #000000"/>
      <style:text-properties style:text-position="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GreekS" fo:font-size="11pt" fo:font-style="normal" fo:text-shadow="none" style:text-underline-style="none" fo:font-weight="normal" style:font-size-asian="11pt" style:font-style-asian="normal" style:font-weight-asian="normal" style:font-name-complex="GreekS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e699" style:diagonal-bl-tr="none" style:diagonal-tl-br="none" fo:border-left="none" fo:border-right="0.74pt solid #000000" style:rotation-align="none" fo:border-top="0.74pt solid #000000"/>
      <style:text-properties style:text-position=""/>
    </style:style>
    <style:style style:name="ce14" style:family="table-cell" style:parent-style-name="Default">
      <style:table-cell-properties fo:border-bottom="0.06pt solid #000000" fo:background-color="#e2f0d9" style:diagonal-bl-tr="none" style:diagonal-tl-br="none" fo:border-left="0.74pt solid #000000" fo:border-right="0.74pt solid #000000" style:rotation-align="none" fo:border-top="0.74pt solid #000000"/>
      <style:text-properties style:text-position=""/>
    </style:style>
    <style:style style:name="ce15" style:family="table-cell" style:parent-style-name="Default">
      <style:table-cell-properties fo:border-bottom="0.74pt solid #000000" fo:background-color="#e2f0d9" style:diagonal-bl-tr="none" style:diagonal-tl-br="none" fo:border-left="0.74pt solid #000000" fo:border-right="0.74pt solid #000000" style:rotation-align="none" fo:border-top="0.06pt solid #000000"/>
      <style:text-properties style:text-position=""/>
    </style:style>
    <style:style style:name="ce16" style:family="table-cell" style:parent-style-name="Default">
      <style:table-cell-properties fo:border-bottom="0.06pt solid #000000" fo:background-color="#e2f0d9" style:diagonal-bl-tr="none" style:diagonal-tl-br="none" fo:border-left="0.74pt solid #000000" fo:border-right="0.74pt solid #000000" style:rotation-align="none" fo:border-top="0.06pt solid #000000"/>
      <style:text-properties style:text-position=""/>
    </style:style>
    <style:style style:name="ce17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style:text-position=""/>
    </style:style>
    <style:style style:name="ce18" style:family="table-cell" style:parent-style-name="Default" style:data-style-name="N2">
      <style:table-cell-properties fo:border-bottom="0.06pt solid #000000" fo:background-color="#fbe5d6" style:diagonal-bl-tr="none" style:diagonal-tl-br="none" fo:border-left="0.74pt solid #000000" fo:border-right="0.74pt solid #000000" style:rotation-align="none" fo:border-top="0.74pt solid #000000"/>
      <style:text-properties style:text-position=""/>
    </style:style>
    <style:style style:name="ce19" style:family="table-cell" style:parent-style-name="Default" style:data-style-name="N1">
      <style:table-cell-properties fo:border-bottom="0.06pt solid #000000" fo:background-color="#fbe5d6" style:diagonal-bl-tr="none" style:diagonal-tl-br="none" fo:border-left="0.74pt solid #000000" fo:border-right="0.74pt solid #000000" style:rotation-align="none" fo:border-top="0.06pt solid #000000"/>
      <style:text-properties style:text-position="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GreekC" fo:font-size="11pt" fo:font-style="normal" fo:text-shadow="none" style:text-underline-style="none" fo:font-weight="normal" style:font-size-asian="11pt" style:font-style-asian="normal" style:font-weight-asian="normal" style:font-name-complex="GreekC" style:font-size-complex="11pt" style:font-style-complex="normal" style:font-weight-complex="normal"/>
    </style:style>
    <style:style style:name="ce20" style:family="table-cell" style:parent-style-name="Default" style:data-style-name="N112">
      <style:table-cell-properties fo:border-bottom="0.06pt solid #000000" fo:background-color="#fbe5d6" style:diagonal-bl-tr="none" style:diagonal-tl-br="none" fo:border-left="0.74pt solid #000000" fo:border-right="0.74pt solid #000000" style:rotation-align="none" fo:border-top="0.06pt solid #000000"/>
      <style:text-properties style:text-position=""/>
    </style:style>
    <style:style style:name="ce21" style:family="table-cell" style:parent-style-name="Default" style:data-style-name="N1">
      <style:table-cell-properties fo:border-bottom="0.74pt solid #000000" fo:background-color="#fbe5d6" style:diagonal-bl-tr="none" style:diagonal-tl-br="none" fo:border-left="0.74pt solid #000000" fo:border-right="0.74pt solid #000000" style:rotation-align="none" fo:border-top="0.06pt solid #000000"/>
      <style:text-properties style:text-position="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GreekC" fo:font-size="11pt" fo:font-style="normal" fo:text-shadow="none" style:text-underline-style="none" fo:font-weight="normal" style:font-size-asian="11pt" style:font-style-asian="normal" style:font-weight-asian="normal" style:font-name-complex="GreekC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e2f0d9" style:diagonal-bl-tr="none" style:diagonal-tl-br="none" fo:border-left="0.74pt solid #000000" fo:border-right="0.74pt solid #000000" style:rotation-align="none" fo:border-top="none"/>
      <style:text-properties style:text-position=""/>
    </style:style>
    <style:style style:name="ce24" style:family="table-cell" style:parent-style-name="Default" style:data-style-name="N112">
      <style:table-cell-properties fo:border-bottom="0.06pt solid #000000" fo:background-color="#fbe5d6" style:diagonal-bl-tr="none" style:diagonal-tl-br="none" fo:border-left="0.74pt solid #000000" fo:border-right="0.74pt solid #000000" style:rotation-align="none" fo:border-top="0.74pt solid #000000"/>
      <style:text-properties style:text-position=""/>
    </style:style>
    <style:style style:name="ce25" style:family="table-cell" style:parent-style-name="Default" style:data-style-name="N2">
      <style:table-cell-properties fo:border-bottom="0.74pt solid #000000" fo:background-color="#fbe5d6" style:diagonal-bl-tr="none" style:diagonal-tl-br="none" fo:border-left="0.74pt solid #000000" fo:border-right="0.74pt solid #000000" style:rotation-align="none" fo:border-top="0.06pt solid #000000"/>
      <style:text-properties style:text-position=""/>
    </style:style>
    <style:style style:name="ce8" style:family="table-cell" style:parent-style-name="Default" style:data-style-name="N2">
      <style:table-cell-properties style:rotation-align="none"/>
      <style:text-properties style:text-position="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reekC" fo:font-size="11pt" fo:font-style="normal" fo:text-shadow="none" style:text-underline-style="none" fo:font-weight="normal" style:font-size-asian="11pt" style:font-style-asian="normal" style:font-weight-asian="normal" style:font-name-complex="GreekC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reekC" fo:font-size="11pt" fo:font-style="normal" fo:text-shadow="none" style:text-underline-style="none" fo:font-weight="normal" style:font-size-asian="11pt" style:font-style-asian="normal" style:font-weight-asian="normal" style:font-name-complex="GreekC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3" style:family="table-cell" style:parent-style-name="Default" style:data-style-name="N113">
      <style:table-cell-properties style:rotation-align="none"/>
    </style:style>
    <style:style style:name="ce34" style:family="table-cell" style:parent-style-name="Default" style:data-style-name="N112">
      <style:table-cell-properties style:rotation-align="none"/>
    </style:style>
    <style:style style:name="ce35" style:family="table-cell" style:parent-style-name="Default" style:data-style-name="N1">
      <style:table-cell-properties style:rotation-align="none"/>
    </style:style>
    <style:style style:name="ce36" style:family="table-cell" style:parent-style-name="Default" style:data-style-name="N2">
      <style:table-cell-properties style:rotation-align="none"/>
    </style:style>
    <style:style style:name="ce37" style:family="table-cell" style:parent-style-name="Default">
      <style:table-cell-properties fo:background-color="#ffff00" style:rotation-align="none"/>
    </style:style>
    <style:style style:name="ce38" style:family="table-cell" style:parent-style-name="Default">
      <style:table-cell-properties fo:border-bottom="0.74pt solid #000000" fo:background-color="#ffe699" style:diagonal-bl-tr="none" style:diagonal-tl-br="none" fo:border-left="0.74pt solid #000000" fo:border-right="none" style:rotation-align="none" fo:border-top="0.74pt solid #000000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reekS" fo:font-size="11pt" fo:font-style="normal" fo:text-shadow="none" style:text-underline-style="none" fo:font-weight="normal" style:font-size-asian="11pt" style:font-style-asian="normal" style:font-weight-asian="normal" style:font-name-complex="GreekS" style:font-size-complex="11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e699" style:diagonal-bl-tr="none" style:diagonal-tl-br="none" fo:border-left="none" fo:border-right="0.74pt solid #000000" style:rotation-align="none" fo:border-top="0.74pt solid #000000"/>
    </style:style>
    <style:style style:name="ce42" style:family="table-cell" style:parent-style-name="Default">
      <style:table-cell-properties fo:border-bottom="0.06pt solid #000000" fo:background-color="#e2f0d9" style:diagonal-bl-tr="none" style:diagonal-tl-br="none" fo:border-left="0.74pt solid #000000" fo:border-right="0.74pt solid #000000" style:rotation-align="none" fo:border-top="0.74pt solid #000000"/>
    </style:style>
    <style:style style:name="ce43" style:family="table-cell" style:parent-style-name="Default">
      <style:table-cell-properties fo:border-bottom="0.74pt solid #000000" fo:background-color="#e2f0d9" style:diagonal-bl-tr="none" style:diagonal-tl-br="none" fo:border-left="0.74pt solid #000000" fo:border-right="0.74pt solid #000000" style:rotation-align="none" fo:border-top="0.06pt solid #000000"/>
    </style:style>
    <style:style style:name="ce44" style:family="table-cell" style:parent-style-name="Default">
      <style:table-cell-properties fo:border-bottom="0.06pt solid #000000" fo:background-color="#e2f0d9" style:diagonal-bl-tr="none" style:diagonal-tl-br="none" fo:border-left="0.74pt solid #000000" fo:border-right="0.74pt solid #000000" style:rotation-align="none" fo:border-top="0.06pt solid #000000"/>
    </style:style>
    <style:style style:name="ce45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46" style:family="table-cell" style:parent-style-name="Default" style:data-style-name="N2">
      <style:table-cell-properties fo:border-bottom="0.06pt solid #000000" fo:background-color="#fbe5d6" style:diagonal-bl-tr="none" style:diagonal-tl-br="none" fo:border-left="0.74pt solid #000000" fo:border-right="0.74pt solid #000000" style:rotation-align="none" fo:border-top="0.74pt solid #000000"/>
    </style:style>
    <style:style style:name="ce47" style:family="table-cell" style:parent-style-name="Default" style:data-style-name="N1">
      <style:table-cell-properties fo:border-bottom="0.06pt solid #000000" fo:background-color="#fbe5d6" style:diagonal-bl-tr="none" style:diagonal-tl-br="none" fo:border-left="0.74pt solid #000000" fo:border-right="0.74pt solid #000000" style:rotation-align="none" fo:border-top="0.06pt solid #000000"/>
    </style:style>
    <style:style style:name="ce48" style:family="table-cell" style:parent-style-name="Default" style:data-style-name="N112">
      <style:table-cell-properties fo:border-bottom="0.06pt solid #000000" fo:background-color="#fbe5d6" style:diagonal-bl-tr="none" style:diagonal-tl-br="none" fo:border-left="0.74pt solid #000000" fo:border-right="0.74pt solid #000000" style:rotation-align="none" fo:border-top="0.06pt solid #000000"/>
    </style:style>
    <style:style style:name="ce49" style:family="table-cell" style:parent-style-name="Default" style:data-style-name="N1">
      <style:table-cell-properties fo:border-bottom="0.74pt solid #000000" fo:background-color="#fbe5d6" style:diagonal-bl-tr="none" style:diagonal-tl-br="none" fo:border-left="0.74pt solid #000000" fo:border-right="0.74pt solid #000000" style:rotation-align="none" fo:border-top="0.06pt solid #000000"/>
    </style:style>
    <style:style style:name="ce50" style:family="table-cell" style:parent-style-name="Default">
      <style:table-cell-properties style:diagonal-bl-tr="none" style:diagonal-tl-br="none" fo:border="none" style:rotation-align="none"/>
    </style:style>
    <style:style style:name="ce51" style:family="table-cell" style:parent-style-name="Default">
      <style:table-cell-properties fo:border-bottom="none" fo:background-color="#e2f0d9" style:diagonal-bl-tr="none" style:diagonal-tl-br="none" fo:border-left="0.74pt solid #000000" fo:border-right="0.74pt solid #000000" style:rotation-align="none" fo:border-top="none"/>
    </style:style>
    <style:style style:name="ce52" style:family="table-cell" style:parent-style-name="Default" style:data-style-name="N112">
      <style:table-cell-properties fo:border-bottom="0.06pt solid #000000" fo:background-color="#fbe5d6" style:diagonal-bl-tr="none" style:diagonal-tl-br="none" fo:border-left="0.74pt solid #000000" fo:border-right="0.74pt solid #000000" style:rotation-align="none" fo:border-top="0.74pt solid #000000"/>
    </style:style>
    <style:style style:name="ce53" style:family="table-cell" style:parent-style-name="Default" style:data-style-name="N2">
      <style:table-cell-properties fo:border-bottom="0.74pt solid #000000" fo:background-color="#fbe5d6" style:diagonal-bl-tr="none" style:diagonal-tl-br="none" fo:border-left="0.74pt solid #000000" fo:border-right="0.74pt solid #000000" style:rotation-align="none" fo:border-top="0.06pt solid #000000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color="#000000" style:text-outline="false" style:text-position="0% 100%" style:font-name="GreekC" fo:font-size="11pt" fo:font-style="normal" fo:text-shadow="none" style:text-underline-style="none" fo:font-weight="normal" style:font-size-asian="11pt" style:font-style-asian="normal" style:font-weight-asian="normal" style:font-name-complex="F" style:font-size-complex="11pt" style:font-style-complex="normal" style:font-weight-complex="normal"/>
    </style:style>
    <style:style style:name="T2" style:family="text">
      <style:text-properties fo:color="#000000" style:text-outline="fals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F1" style:font-size-complex="11pt" style:font-style-complex="normal" style:font-weight-complex="normal"/>
    </style:style>
    <style:style style:name="T3" style:family="text">
      <style:text-properties style:font-style-complex="normal" fo:color="#000000" fo:font-size="11pt" fo:font-weight="normal" style:text-underline-style="none" style:text-underline-color="font-color" fo:font-style="normal" style:text-outline="false" fo:text-shadow="none" style:text-position="0%" style:font-name-complex="" style:font-size-asian="11pt" style:font-size-complex="11pt" style:font-weight-asian="normal" style:font-weight-complex="normal" style:font-style-asian="normal" style:font-name="GreekC"/>
    </style:style>
    <style:style style:name="T4" style:family="text">
      <style:text-properties style:font-style-complex="normal" fo:color="#000000" fo:font-size="11pt" fo:font-weight="normal" style:text-underline-style="none" style:text-underline-color="font-color" fo:font-style="normal" style:text-outline="false" fo:text-shadow="none" style:text-position="0%" style:font-size-asian="11pt" style:font-size-complex="11pt" style:font-weight-asian="normal" style:font-weight-complex="normal" style:font-style-asian="normal" style:font-name="Calibri" style:font-name-complex="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urbe ASP 200" table:style-name="ta4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POMPE ASP 200D - Courbe Disponib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rpm :</text:p>
          </table:table-cell>
          <table:table-cell office:value-type="float" office:value="1450" calcext:value-type="float">
            <text:p>1450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Diam: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(D'après mesure site lors essais groupe MOTOPOMPE)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Q (l/s)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style-name="ce37"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MT(m)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style-name="ce37"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table:style-name="ce37"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(kw)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0.5*[.D7]+60" office:value-type="float" office:value="80" calcext:value-type="float">
            <text:p>80</text:p>
          </table:table-cell>
          <table:table-cell table:formula="of:=0.5*[.E7]+60" office:value-type="float" office:value="90" calcext:value-type="float">
            <text:p>90</text:p>
          </table:table-cell>
          <table:table-cell table:formula="of:=0.5*[.F7]+60" office:value-type="float" office:value="100" calcext:value-type="float">
            <text:p>100</text:p>
          </table:table-cell>
          <table:table-cell table:formula="of:=0.5*[.G7]+60" office:value-type="float" office:value="110" calcext:value-type="float">
            <text:p>110</text:p>
          </table:table-cell>
          <table:table-cell table:formula="of:=0.5*[.H7]+60" office:value-type="float" office:value="120" calcext:value-type="float">
            <text:p>120</text:p>
          </table:table-cell>
          <table:table-cell table:formula="of:=0.5*[.I7]+60" office:value-type="float" office:value="130" calcext:value-type="float">
            <text:p>130</text:p>
          </table:table-cell>
          <table:table-cell table:formula="of:=0.5*[.J7]+60"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formula="of:=0.5*[.L7]+60" office:value-type="float" office:value="160" calcext:value-type="float">
            <text:p>160</text:p>
          </table:table-cell>
          <table:table-cell table:formula="of:=0.5*[.M7]+60" office:value-type="float" office:value="170" calcext:value-type="float">
            <text:p>170</text:p>
          </table:table-cell>
          <table:table-cell table:formula="of:=0.5*[.N7]+60"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formula="of:=0.5*[.P7]+60" office:value-type="float" office:value="200" calcext:value-type="float">
            <text:p>200</text:p>
          </table:table-cell>
          <table:table-cell table:formula="of:=0.5*[.Q7]+60" office:value-type="float" office:value="210" calcext:value-type="float">
            <text:p>2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µ</text:p>
          </table:table-cell>
          <table:table-cell table:formula="of:=[.B7]*[.B8]*9.81/[.B9]" office:value-type="float" office:value="0" calcext:value-type="float">
            <text:p>0</text:p>
          </table:table-cell>
          <table:table-cell table:style-name="ce36" table:formula="of:=[.C7]*[.C8]*9.81/[.C9]/1000" office:value-type="float" office:value="0.246651428571429" calcext:value-type="float">
            <text:p>0,25</text:p>
          </table:table-cell>
          <table:table-cell table:style-name="ce36" table:formula="of:=[.D7]*[.D8]*9.81/[.D9]/1000" office:value-type="float" office:value="0.426735" calcext:value-type="float">
            <text:p>0,43</text:p>
          </table:table-cell>
          <table:table-cell table:style-name="ce36" table:formula="of:=[.E7]*[.E8]*9.81/[.E9]/1000" office:value-type="float" office:value="0.56244" calcext:value-type="float">
            <text:p>0,56</text:p>
          </table:table-cell>
          <table:table-cell table:style-name="ce36" table:formula="of:=[.F7]*[.F8]*9.81/[.F9]/1000" office:value-type="float" office:value="0.66708" calcext:value-type="float">
            <text:p>0,67</text:p>
          </table:table-cell>
          <table:table-cell table:style-name="ce36" table:formula="of:=[.G7]*[.G8]*9.81/[.G9]/1000" office:value-type="float" office:value="0.749127272727273" calcext:value-type="float">
            <text:p>0,75</text:p>
          </table:table-cell>
          <table:table-cell table:style-name="ce36" table:formula="of:=[.H7]*[.H8]*9.81/[.H9]/1000" office:value-type="float" office:value="0.81423" calcext:value-type="float">
            <text:p>0,81</text:p>
          </table:table-cell>
          <table:table-cell table:style-name="ce36" table:formula="of:=[.I7]*[.I8]*9.81/[.I9]/1000" office:value-type="float" office:value="0.866298461538462" calcext:value-type="float">
            <text:p>0,87</text:p>
          </table:table-cell>
          <table:table-cell table:style-name="ce36" table:formula="of:=[.J7]*[.J8]*9.81/[.J9]/1000" office:value-type="float" office:value="0.896914285714286" calcext:value-type="float">
            <text:p>0,90</text:p>
          </table:table-cell>
          <table:table-cell table:style-name="ce36" table:formula="of:=[.K7]*[.K8]*9.81/[.K9]/1000" office:value-type="float" office:value="0.918216" calcext:value-type="float">
            <text:p>0,92</text:p>
          </table:table-cell>
          <table:table-cell table:style-name="ce36" table:formula="of:=[.L7]*[.L8]*9.81/[.L9]/1000" office:value-type="float" office:value="0.907425" calcext:value-type="float">
            <text:p>0,91</text:p>
          </table:table-cell>
          <table:table-cell table:style-name="ce36" table:formula="of:=[.M7]*[.M8]*9.81/[.M9]/1000" office:value-type="float" office:value="0.888670588235294" calcext:value-type="float">
            <text:p>0,89</text:p>
          </table:table-cell>
          <table:table-cell table:style-name="ce36" table:formula="of:=[.N7]*[.N8]*9.81/[.N9]/1000" office:value-type="float" office:value="0.86328" calcext:value-type="float">
            <text:p>0,86</text:p>
          </table:table-cell>
          <table:table-cell table:style-name="ce36" table:formula="of:=[.O7]*[.O8]*9.81/[.O9]/1000" office:value-type="float" office:value="0.818876842105263" calcext:value-type="float">
            <text:p>0,82</text:p>
          </table:table-cell>
          <table:table-cell table:style-name="ce36" table:formula="of:=[.P7]*[.P8]*9.81/[.P9]/1000" office:value-type="float" office:value="0.769104" calcext:value-type="float">
            <text:p>0,77</text:p>
          </table:table-cell>
          <table:table-cell table:style-name="ce36" table:formula="of:=[.Q7]*[.Q8]*9.81/[.Q9]/1000" office:value-type="float" office:value="0.714728571428571" calcext:value-type="float">
            <text:p>0,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PSH</text:p>
          </table:table-cell>
          <table:table-cell table:number-columns-repeated="4"/>
          <table:table-cell office:value-type="float" office:value="2.9" calcext:value-type="float">
            <text:p>2,9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 office:value-type="float" office:value="3.2" calcext:value-type="float">
            <text:p>3,2</text:p>
          </table:table-cell>
          <table:table-cell office:value-type="float" office:value="3.6" calcext:value-type="float">
            <text:p>3,6</text:p>
          </table:table-cell>
          <table:table-cell office:value-type="float" office:value="3.8" calcext:value-type="float">
            <text:p>3,8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,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/(ND3)</text:p>
          </table:table-cell>
          <table:table-cell table:formula="of:=[.B7]/1000/([.$B$3]/60*([.$B$4]/1000)^3)" office:value-type="float" office:value="0" calcext:value-type="float">
            <text:p>0</text:p>
          </table:table-cell>
          <table:table-cell table:formula="of:=[.C7]/1000/([.$B$3]/60*([.$B$4]/1000)^3)" office:value-type="float" office:value="0.00703436669157028" calcext:value-type="float">
            <text:p>0,0070343667</text:p>
          </table:table-cell>
          <table:table-cell table:formula="of:=[.D7]/1000/([.$B$3]/60*([.$B$4]/1000)^3)" office:value-type="float" office:value="0.0140687333831406" calcext:value-type="float">
            <text:p>0,0140687334</text:p>
          </table:table-cell>
          <table:table-cell table:formula="of:=[.E7]/1000/([.$B$3]/60*([.$B$4]/1000)^3)" office:value-type="float" office:value="0.0211031000747108" calcext:value-type="float">
            <text:p>0,0211031001</text:p>
          </table:table-cell>
          <table:table-cell table:formula="of:=[.F7]/1000/([.$B$3]/60*([.$B$4]/1000)^3)" office:value-type="float" office:value="0.0281374667662811" calcext:value-type="float">
            <text:p>0,0281374668</text:p>
          </table:table-cell>
          <table:table-cell table:formula="of:=[.G7]/1000/([.$B$3]/60*([.$B$4]/1000)^3)" office:value-type="float" office:value="0.0351718334578514" calcext:value-type="float">
            <text:p>0,0351718335</text:p>
          </table:table-cell>
          <table:table-cell table:formula="of:=[.H7]/1000/([.$B$3]/60*([.$B$4]/1000)^3)" office:value-type="float" office:value="0.0422062001494217" calcext:value-type="float">
            <text:p>0,0422062001</text:p>
          </table:table-cell>
          <table:table-cell table:formula="of:=[.I7]/1000/([.$B$3]/60*([.$B$4]/1000)^3)" office:value-type="float" office:value="0.049240566840992" calcext:value-type="float">
            <text:p>0,0492405668</text:p>
          </table:table-cell>
          <table:table-cell table:formula="of:=[.J7]/1000/([.$B$3]/60*([.$B$4]/1000)^3)" office:value-type="float" office:value="0.0562749335325622" calcext:value-type="float">
            <text:p>0,0562749335</text:p>
          </table:table-cell>
          <table:table-cell table:formula="of:=[.K7]/1000/([.$B$3]/60*([.$B$4]/1000)^3)" office:value-type="float" office:value="0.0633093002241325" calcext:value-type="float">
            <text:p>0,0633093002</text:p>
          </table:table-cell>
          <table:table-cell table:formula="of:=[.L7]/1000/([.$B$3]/60*([.$B$4]/1000)^3)" office:value-type="float" office:value="0.0703436669157028" calcext:value-type="float">
            <text:p>0,0703436669</text:p>
          </table:table-cell>
          <table:table-cell table:formula="of:=[.M7]/1000/([.$B$3]/60*([.$B$4]/1000)^3)" office:value-type="float" office:value="0.0773780336072731" calcext:value-type="float">
            <text:p>0,0773780336</text:p>
          </table:table-cell>
          <table:table-cell table:formula="of:=[.N7]/1000/([.$B$3]/60*([.$B$4]/1000)^3)" office:value-type="float" office:value="0.0844124002988433" calcext:value-type="float">
            <text:p>0,0844124003</text:p>
          </table:table-cell>
          <table:table-cell table:formula="of:=[.O7]/1000/([.$B$3]/60*([.$B$4]/1000)^3)" office:value-type="float" office:value="0.0914467669904136" calcext:value-type="float">
            <text:p>0,091446767</text:p>
          </table:table-cell>
          <table:table-cell table:formula="of:=[.P7]/1000/([.$B$3]/60*([.$B$4]/1000)^3)" office:value-type="float" office:value="0.0984811336819839" calcext:value-type="float">
            <text:p>0,0984811337</text:p>
          </table:table-cell>
          <table:table-cell table:formula="of:=[.Q7]/1000/([.$B$3]/60*([.$B$4]/1000)^3)" office:value-type="float" office:value="0.105515500373554" calcext:value-type="float">
            <text:p>0,1055155004</text:p>
          </table:table-cell>
          <table:table-cell table:number-columns-repeated="1007"/>
        </table:table-row>
        <table:table-row table:style-name="ro2">
          <table:table-cell table:style-name="ce30" office:value-type="string" calcext:value-type="string">
            <text:p>y</text:p>
          </table:table-cell>
          <table:table-cell table:style-name="ce33" table:formula="of:=9.81*[.B8]/([.$B$3]/60*[.$B$4]/1000)^2" office:value-type="float" office:value="6.15638846477463" calcext:value-type="float">
            <text:p>6,2</text:p>
          </table:table-cell>
          <table:table-cell table:style-name="ce33" table:formula="of:=9.81*[.C8]/([.$B$3]/60*[.$B$4]/1000)^2" office:value-type="float" office:value="6.15638846477463" calcext:value-type="float">
            <text:p>6,2</text:p>
          </table:table-cell>
          <table:table-cell table:style-name="ce33" table:formula="of:=9.81*[.D8]/([.$B$3]/60*[.$B$4]/1000)^2" office:value-type="float" office:value="6.08642950494765" calcext:value-type="float">
            <text:p>6,1</text:p>
          </table:table-cell>
          <table:table-cell table:style-name="ce33" table:formula="of:=9.81*[.E8]/([.$B$3]/60*[.$B$4]/1000)^2" office:value-type="float" office:value="6.01647054512067" calcext:value-type="float">
            <text:p>6,0</text:p>
          </table:table-cell>
          <table:table-cell table:style-name="ce33" table:formula="of:=9.81*[.F8]/([.$B$3]/60*[.$B$4]/1000)^2" office:value-type="float" office:value="5.94651158529368" calcext:value-type="float">
            <text:p>5,9</text:p>
          </table:table-cell>
          <table:table-cell table:style-name="ce33" table:formula="of:=9.81*[.G8]/([.$B$3]/60*[.$B$4]/1000)^2" office:value-type="float" office:value="5.8765526254667" calcext:value-type="float">
            <text:p>5,9</text:p>
          </table:table-cell>
          <table:table-cell table:style-name="ce33" table:formula="of:=9.81*[.H8]/([.$B$3]/60*[.$B$4]/1000)^2" office:value-type="float" office:value="5.80659366563971" calcext:value-type="float">
            <text:p>5,8</text:p>
          </table:table-cell>
          <table:table-cell table:style-name="ce33" table:formula="of:=9.81*[.I8]/([.$B$3]/60*[.$B$4]/1000)^2" office:value-type="float" office:value="5.73663470581273" calcext:value-type="float">
            <text:p>5,7</text:p>
          </table:table-cell>
          <table:table-cell table:style-name="ce33" table:formula="of:=9.81*[.J8]/([.$B$3]/60*[.$B$4]/1000)^2" office:value-type="float" office:value="5.59671678615876" calcext:value-type="float">
            <text:p>5,6</text:p>
          </table:table-cell>
          <table:table-cell table:style-name="ce33" table:formula="of:=9.81*[.K8]/([.$B$3]/60*[.$B$4]/1000)^2" office:value-type="float" office:value="5.45679886650479" calcext:value-type="float">
            <text:p>5,5</text:p>
          </table:table-cell>
          <table:table-cell table:style-name="ce33" table:formula="of:=9.81*[.L8]/([.$B$3]/60*[.$B$4]/1000)^2" office:value-type="float" office:value="5.17696302719685" calcext:value-type="float">
            <text:p>5,2</text:p>
          </table:table-cell>
          <table:table-cell table:style-name="ce33" table:formula="of:=9.81*[.M8]/([.$B$3]/60*[.$B$4]/1000)^2" office:value-type="float" office:value="4.89712718788891" calcext:value-type="float">
            <text:p>4,9</text:p>
          </table:table-cell>
          <table:table-cell table:style-name="ce33" table:formula="of:=9.81*[.N8]/([.$B$3]/60*[.$B$4]/1000)^2" office:value-type="float" office:value="4.61729134858098" calcext:value-type="float">
            <text:p>4,6</text:p>
          </table:table-cell>
          <table:table-cell table:style-name="ce33" table:formula="of:=9.81*[.O8]/([.$B$3]/60*[.$B$4]/1000)^2" office:value-type="float" office:value="4.26749654944605" calcext:value-type="float">
            <text:p>4,3</text:p>
          </table:table-cell>
          <table:table-cell table:style-name="ce33" table:formula="of:=9.81*[.P8]/([.$B$3]/60*[.$B$4]/1000)^2" office:value-type="float" office:value="3.91770175031113" calcext:value-type="float">
            <text:p>3,9</text:p>
          </table:table-cell>
          <table:table-cell table:style-name="ce33" table:formula="of:=9.81*[.Q8]/([.$B$3]/60*[.$B$4]/1000)^2" office:value-type="float" office:value="3.56790695117621" calcext:value-type="float">
            <text:p>3,6</text:p>
          </table:table-cell>
          <table:table-cell table:number-columns-repeated="1007"/>
        </table:table-row>
        <table:table-row table:style-name="ro2">
          <table:table-cell table:style-name="ce30" office:value-type="string" calcext:value-type="string">
            <text:p>yc</text:p>
          </table:table-cell>
          <table:table-cell table:style-name="ce33" table:formula="of:=-286.38*[.B12]^2+6.6849*[.B12]+6.0755" office:value-type="float" office:value="6.0755" calcext:value-type="float">
            <text:p>6,1</text:p>
          </table:table-cell>
          <table:table-cell table:style-name="ce33" table:formula="of:=-286.38*[.C12]^2+6.6849*[.C12]+6.0755" office:value-type="float" office:value="6.10835329259795" calcext:value-type="float">
            <text:p>6,1</text:p>
          </table:table-cell>
          <table:table-cell table:style-name="ce33" table:formula="of:=-286.38*[.D12]^2+6.6849*[.D12]+6.0755" office:value-type="float" office:value="6.11286509459885" calcext:value-type="float">
            <text:p>6,1</text:p>
          </table:table-cell>
          <table:table-cell table:style-name="ce33" table:formula="of:=-286.38*[.E12]^2+6.6849*[.E12]+6.0755" office:value-type="float" office:value="6.08903540600269" calcext:value-type="float">
            <text:p>6,1</text:p>
          </table:table-cell>
          <table:table-cell table:style-name="ce33" table:formula="of:=-286.38*[.F12]^2+6.6849*[.F12]+6.0755" office:value-type="float" office:value="6.03686422680948" calcext:value-type="float">
            <text:p>6,0</text:p>
          </table:table-cell>
          <table:table-cell table:style-name="ce33" table:formula="of:=-286.38*[.G12]^2+6.6849*[.G12]+6.0755" office:value-type="float" office:value="5.95635155701922" calcext:value-type="float">
            <text:p>6,0</text:p>
          </table:table-cell>
          <table:table-cell table:style-name="ce33" table:formula="of:=-286.38*[.H12]^2+6.6849*[.H12]+6.0755" office:value-type="float" office:value="5.8474973966319" calcext:value-type="float">
            <text:p>5,8</text:p>
          </table:table-cell>
          <table:table-cell table:style-name="ce33" table:formula="of:=-286.38*[.I12]^2+6.6849*[.I12]+6.0755" office:value-type="float" office:value="5.71030174564753" calcext:value-type="float">
            <text:p>5,7</text:p>
          </table:table-cell>
          <table:table-cell table:style-name="ce33" table:formula="of:=-286.38*[.J12]^2+6.6849*[.J12]+6.0755" office:value-type="float" office:value="5.5447646040661" calcext:value-type="float">
            <text:p>5,5</text:p>
          </table:table-cell>
          <table:table-cell table:style-name="ce33" table:formula="of:=-286.38*[.K12]^2+6.6849*[.K12]+6.0755" office:value-type="float" office:value="5.35088597188762" calcext:value-type="float">
            <text:p>5,4</text:p>
          </table:table-cell>
          <table:table-cell table:style-name="ce33" table:formula="of:=-286.38*[.L12]^2+6.6849*[.L12]+6.0755" office:value-type="float" office:value="5.12866584911209" calcext:value-type="float">
            <text:p>5,1</text:p>
          </table:table-cell>
          <table:table-cell table:style-name="ce33" table:formula="of:=-286.38*[.M12]^2+6.6849*[.M12]+6.0755" office:value-type="float" office:value="4.8781042357395" calcext:value-type="float">
            <text:p>4,9</text:p>
          </table:table-cell>
          <table:table-cell table:style-name="ce33" table:formula="of:=-286.38*[.N12]^2+6.6849*[.N12]+6.0755" office:value-type="float" office:value="4.59920113176986" calcext:value-type="float">
            <text:p>4,6</text:p>
          </table:table-cell>
          <table:table-cell table:style-name="ce33" table:formula="of:=-286.38*[.O12]^2+6.6849*[.O12]+6.0755" office:value-type="float" office:value="4.29195653720316" calcext:value-type="float">
            <text:p>4,3</text:p>
          </table:table-cell>
          <table:table-cell table:style-name="ce33" table:formula="of:=-286.38*[.P12]^2+6.6849*[.P12]+6.0755" office:value-type="float" office:value="3.95637045203941" calcext:value-type="float">
            <text:p>4,0</text:p>
          </table:table-cell>
          <table:table-cell table:style-name="ce33" table:formula="of:=-286.38*[.Q12]^2+6.6849*[.Q12]+6.0755" office:value-type="float" office:value="3.59244287627861" calcext:value-type="float">
            <text:p>3,6</text:p>
          </table:table-cell>
          <table:table-cell table:number-columns-repeated="1007"/>
        </table:table-row>
        <table:table-row table:style-name="ro2">
          <table:table-cell table:style-name="ce31" office:value-type="string" calcext:value-type="string">
            <text:p>η</text:p>
          </table:table-cell>
          <table:table-cell table:style-name="ce34" table:formula="of:=[.B9]/(1000*([.$B$3]/60)^3*([.$B$4]/1000)^5)*1000" office:value-type="float" office:value="0.150494488313102" calcext:value-type="float">
            <text:p>0,150</text:p>
          </table:table-cell>
          <table:table-cell table:style-name="ce34" table:formula="of:=[.C9]/(1000*([.$B$3]/60)^3*([.$B$4]/1000)^5)*1000" office:value-type="float" office:value="0.175576903031952" calcext:value-type="float">
            <text:p>0,176</text:p>
          </table:table-cell>
          <table:table-cell table:style-name="ce34" table:formula="of:=[.D9]/(1000*([.$B$3]/60)^3*([.$B$4]/1000)^5)*1000" office:value-type="float" office:value="0.200659317750802" calcext:value-type="float">
            <text:p>0,201</text:p>
          </table:table-cell>
          <table:table-cell table:style-name="ce34" table:formula="of:=[.E9]/(1000*([.$B$3]/60)^3*([.$B$4]/1000)^5)*1000" office:value-type="float" office:value="0.225741732469653" calcext:value-type="float">
            <text:p>0,226</text:p>
          </table:table-cell>
          <table:table-cell table:style-name="ce34" table:formula="of:=[.F9]/(1000*([.$B$3]/60)^3*([.$B$4]/1000)^5)*1000" office:value-type="float" office:value="0.250824147188503" calcext:value-type="float">
            <text:p>0,251</text:p>
          </table:table-cell>
          <table:table-cell table:style-name="ce34" table:formula="of:=[.G9]/(1000*([.$B$3]/60)^3*([.$B$4]/1000)^5)*1000" office:value-type="float" office:value="0.275906561907353" calcext:value-type="float">
            <text:p>0,276</text:p>
          </table:table-cell>
          <table:table-cell table:style-name="ce34" table:formula="of:=[.H9]/(1000*([.$B$3]/60)^3*([.$B$4]/1000)^5)*1000" office:value-type="float" office:value="0.300988976626204" calcext:value-type="float">
            <text:p>0,301</text:p>
          </table:table-cell>
          <table:table-cell table:style-name="ce34" table:formula="of:=[.I9]/(1000*([.$B$3]/60)^3*([.$B$4]/1000)^5)*1000" office:value-type="float" office:value="0.326071391345054" calcext:value-type="float">
            <text:p>0,326</text:p>
          </table:table-cell>
          <table:table-cell table:style-name="ce34" table:formula="of:=[.J9]/(1000*([.$B$3]/60)^3*([.$B$4]/1000)^5)*1000" office:value-type="float" office:value="0.351153806063904" calcext:value-type="float">
            <text:p>0,351</text:p>
          </table:table-cell>
          <table:table-cell table:style-name="ce34" table:formula="of:=[.K9]/(1000*([.$B$3]/60)^3*([.$B$4]/1000)^5)*1000" office:value-type="float" office:value="0.376236220782755" calcext:value-type="float">
            <text:p>0,376</text:p>
          </table:table-cell>
          <table:table-cell table:style-name="ce34" table:formula="of:=[.L9]/(1000*([.$B$3]/60)^3*([.$B$4]/1000)^5)*1000" office:value-type="float" office:value="0.401318635501605" calcext:value-type="float">
            <text:p>0,401</text:p>
          </table:table-cell>
          <table:table-cell table:style-name="ce34" table:formula="of:=[.M9]/(1000*([.$B$3]/60)^3*([.$B$4]/1000)^5)*1000" office:value-type="float" office:value="0.426401050220455" calcext:value-type="float">
            <text:p>0,426</text:p>
          </table:table-cell>
          <table:table-cell table:style-name="ce34" table:formula="of:=[.N9]/(1000*([.$B$3]/60)^3*([.$B$4]/1000)^5)*1000" office:value-type="float" office:value="0.451483464939306" calcext:value-type="float">
            <text:p>0,451</text:p>
          </table:table-cell>
          <table:table-cell table:style-name="ce34" table:formula="of:=[.O9]/(1000*([.$B$3]/60)^3*([.$B$4]/1000)^5)*1000" office:value-type="float" office:value="0.476565879658156" calcext:value-type="float">
            <text:p>0,477</text:p>
          </table:table-cell>
          <table:table-cell table:style-name="ce34" table:formula="of:=[.P9]/(1000*([.$B$3]/60)^3*([.$B$4]/1000)^5)*1000" office:value-type="float" office:value="0.501648294377006" calcext:value-type="float">
            <text:p>0,502</text:p>
          </table:table-cell>
          <table:table-cell table:style-name="ce34" table:formula="of:=[.Q9]/(1000*([.$B$3]/60)^3*([.$B$4]/1000)^5)*1000" office:value-type="float" office:value="0.526730709095857" calcext:value-type="float">
            <text:p>0,527</text:p>
          </table:table-cell>
          <table:table-cell table:number-columns-repeated="1007"/>
        </table:table-row>
        <table:table-row table:style-name="ro2">
          <table:table-cell table:style-name="ce31" office:value-type="string" calcext:value-type="string">
            <text:p>ηc</text:p>
          </table:table-cell>
          <table:table-cell table:style-name="ce34" table:formula="of:=3.5657*[.B12]+0.1505" office:value-type="float" office:value="0.1505" calcext:value-type="float">
            <text:p>0,151</text:p>
          </table:table-cell>
          <table:table-cell table:style-name="ce34" table:formula="of:=3.5657*[.C12]+0.1505" office:value-type="float" office:value="0.175582441312132" calcext:value-type="float">
            <text:p>0,176</text:p>
          </table:table-cell>
          <table:table-cell table:style-name="ce34" table:formula="of:=3.5657*[.D12]+0.1505" office:value-type="float" office:value="0.200664882624264" calcext:value-type="float">
            <text:p>0,201</text:p>
          </table:table-cell>
          <table:table-cell table:style-name="ce34" table:formula="of:=3.5657*[.E12]+0.1505" office:value-type="float" office:value="0.225747323936396" calcext:value-type="float">
            <text:p>0,226</text:p>
          </table:table-cell>
          <table:table-cell table:style-name="ce34" table:formula="of:=3.5657*[.F12]+0.1505" office:value-type="float" office:value="0.250829765248529" calcext:value-type="float">
            <text:p>0,251</text:p>
          </table:table-cell>
          <table:table-cell table:style-name="ce34" table:formula="of:=3.5657*[.G12]+0.1505" office:value-type="float" office:value="0.275912206560661" calcext:value-type="float">
            <text:p>0,276</text:p>
          </table:table-cell>
          <table:table-cell table:style-name="ce34" table:formula="of:=3.5657*[.H12]+0.1505" office:value-type="float" office:value="0.300994647872793" calcext:value-type="float">
            <text:p>0,301</text:p>
          </table:table-cell>
          <table:table-cell table:style-name="ce34" table:formula="of:=3.5657*[.I12]+0.1505" office:value-type="float" office:value="0.326077089184925" calcext:value-type="float">
            <text:p>0,326</text:p>
          </table:table-cell>
          <table:table-cell table:style-name="ce34" table:formula="of:=3.5657*[.J12]+0.1505" office:value-type="float" office:value="0.351159530497057" calcext:value-type="float">
            <text:p>0,351</text:p>
          </table:table-cell>
          <table:table-cell table:style-name="ce34" table:formula="of:=3.5657*[.K12]+0.1505" office:value-type="float" office:value="0.376241971809189" calcext:value-type="float">
            <text:p>0,376</text:p>
          </table:table-cell>
          <table:table-cell table:style-name="ce34" table:formula="of:=3.5657*[.L12]+0.1505" office:value-type="float" office:value="0.401324413121321" calcext:value-type="float">
            <text:p>0,401</text:p>
          </table:table-cell>
          <table:table-cell table:style-name="ce34" table:formula="of:=3.5657*[.M12]+0.1505" office:value-type="float" office:value="0.426406854433454" calcext:value-type="float">
            <text:p>0,426</text:p>
          </table:table-cell>
          <table:table-cell table:style-name="ce34" table:formula="of:=3.5657*[.N12]+0.1505" office:value-type="float" office:value="0.451489295745586" calcext:value-type="float">
            <text:p>0,451</text:p>
          </table:table-cell>
          <table:table-cell table:style-name="ce34" table:formula="of:=3.5657*[.O12]+0.1505" office:value-type="float" office:value="0.476571737057718" calcext:value-type="float">
            <text:p>0,477</text:p>
          </table:table-cell>
          <table:table-cell table:style-name="ce34" table:formula="of:=3.5657*[.P12]+0.1505" office:value-type="float" office:value="0.50165417836985" calcext:value-type="float">
            <text:p>0,502</text:p>
          </table:table-cell>
          <table:table-cell table:style-name="ce34" table:formula="of:=3.5657*[.Q12]+0.1505" office:value-type="float" office:value="0.526736619681982" calcext:value-type="float">
            <text:p>0,527</text:p>
          </table:table-cell>
          <table:table-cell table:number-columns-repeated="1007"/>
        </table:table-row>
        <table:table-row table:style-name="ro2">
          <table:table-cell table:style-name="ce31" office:value-type="string" calcext:value-type="string">
            <text:p>Wss</text:p>
          </table:table-cell>
          <table:table-cell table:style-name="ce34" table:number-columns-repeated="4"/>
          <table:table-cell table:style-name="ce34" table:formula="of:=[.$B$3]*2*PI()/60*([.F7]/1000)^0.5/(9.81*[.F11])^(3/4)" office:value-type="float" office:value="3.48651356893191" calcext:value-type="float">
            <text:p>3,487</text:p>
          </table:table-cell>
          <table:table-cell table:style-name="ce34" table:formula="of:=[.$B$3]*2*PI()/60*([.G7]/1000)^0.5/(9.81*[.G11])^(3/4)" office:value-type="float" office:value="3.80017786197853" calcext:value-type="float">
            <text:p>3,800</text:p>
          </table:table-cell>
          <table:table-cell table:style-name="ce34" table:formula="of:=[.$B$3]*2*PI()/60*([.H7]/1000)^0.5/(9.81*[.H11])^(3/4)" office:value-type="float" office:value="4.0617596160941" calcext:value-type="float">
            <text:p>4,062</text:p>
          </table:table-cell>
          <table:table-cell table:style-name="ce34" table:formula="of:=[.$B$3]*2*PI()/60*([.I7]/1000)^0.5/(9.81*[.I11])^(3/4)" office:value-type="float" office:value="4.28396978202464" calcext:value-type="float">
            <text:p>4,284</text:p>
          </table:table-cell>
          <table:table-cell table:style-name="ce34" table:formula="of:=[.$B$3]*2*PI()/60*([.J7]/1000)^0.5/(9.81*[.J11])^(3/4)" office:value-type="float" office:value="4.19254739116837" calcext:value-type="float">
            <text:p>4,193</text:p>
          </table:table-cell>
          <table:table-cell table:style-name="ce34" table:formula="of:=[.$B$3]*2*PI()/60*([.K7]/1000)^0.5/(9.81*[.K11])^(3/4)" office:value-type="float" office:value="4.27015283920037" calcext:value-type="float">
            <text:p>4,270</text:p>
          </table:table-cell>
          <table:table-cell table:style-name="ce34" table:formula="of:=[.$B$3]*2*PI()/60*([.L7]/1000)^0.5/(9.81*[.L11])^(3/4)" office:value-type="float" office:value="4.33126612703168" calcext:value-type="float">
            <text:p>4,331</text:p>
          </table:table-cell>
          <table:table-cell table:style-name="ce34" table:formula="of:=[.$B$3]*2*PI()/60*([.M7]/1000)^0.5/(9.81*[.M11])^(3/4)" office:value-type="float" office:value="4.15859684508746" calcext:value-type="float">
            <text:p>4,159</text:p>
          </table:table-cell>
          <table:table-cell table:style-name="ce34" table:formula="of:=[.$B$3]*2*PI()/60*([.N7]/1000)^0.5/(9.81*[.N11])^(3/4)" office:value-type="float" office:value="4.01349736587567" calcext:value-type="float">
            <text:p>4,013</text:p>
          </table:table-cell>
          <table:table-cell table:style-name="ce34" table:formula="of:=[.$B$3]*2*PI()/60*([.O7]/1000)^0.5/(9.81*[.O11])^(3/4)" office:value-type="float" office:value="3.88919323397796" calcext:value-type="float">
            <text:p>3,889</text:p>
          </table:table-cell>
          <table:table-cell table:style-name="ce34" table:formula="of:=[.$B$3]*2*PI()/60*([.P7]/1000)^0.5/(9.81*[.P11])^(3/4)" office:value-type="float" office:value="3.78103278021212" calcext:value-type="float">
            <text:p>3,781</text:p>
          </table:table-cell>
          <table:table-cell table:style-name="ce34" table:formula="of:=[.$B$3]*2*PI()/60*([.Q7]/1000)^0.5/(9.81*[.Q11])^(3/4)" office:value-type="float" office:value="3.68570417473576" calcext:value-type="float">
            <text:p>3,686</text:p>
          </table:table-cell>
          <table:table-cell table:number-columns-repeated="1007"/>
        </table:table-row>
        <table:table-row table:style-name="ro1">
          <table:table-cell table:style-name="ce32" office:value-type="string" calcext:value-type="string">
            <text:p>Correction sur vitess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pm</text:p>
          </table:table-cell>
          <table:table-cell office:value-type="float" office:value="1780" calcext:value-type="float">
            <text:p>1780</text:p>
          </table:table-cell>
          <table:table-cell table:number-columns-repeated="1022"/>
        </table:table-row>
        <table:table-row table:style-name="ro1">
          <table:table-cell table:number-columns-repeated="8"/>
          <table:table-cell>
            <draw:frame table:end-cell-address="'Courbe ASP 200'.P41" table:end-x="0.471cm" table:end-y="0.212cm" draw:z-index="1" draw:name="Graphique 2" draw:style-name="gr1" draw:text-style-name="P1" svg:width="16.83cm" svg:height="10.331cm" svg:x="1.929cm" svg:y="0.466cm">
              <draw:object draw:notify-on-update-of-ranges="'Courbe ASP 200'.B12:'Courbe ASP 200'.Q12 'Courbe ASP 200'.A13:'Courbe ASP 200'.A13 'Courbe ASP 200'.B13:'Courbe ASP 200'.Q13 'Courbe ASP 200'.B12:'Courbe ASP 200'.Q12 'Courbe ASP 200'.A15:'Courbe ASP 200'.A15 'Courbe ASP 200'.B15:'Courbe ASP 200'.Q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Q(l/s)</text:p>
          </table:table-cell>
          <table:table-cell table:style-name="ce35" table:formula="of:=[.$B$20]/[.$B$3]*[.B7]" office:value-type="float" office:value="0" calcext:value-type="float">
            <text:p>0</text:p>
          </table:table-cell>
          <table:table-cell table:style-name="ce35" table:formula="of:=[.$B$20]/[.$B$3]*[.C7]" office:value-type="float" office:value="24.551724137931" calcext:value-type="float">
            <text:p>25</text:p>
          </table:table-cell>
          <table:table-cell table:style-name="ce35" table:formula="of:=[.$B$20]/[.$B$3]*[.D7]" office:value-type="float" office:value="49.1034482758621" calcext:value-type="float">
            <text:p>49</text:p>
          </table:table-cell>
          <table:table-cell table:style-name="ce35" table:formula="of:=[.$B$20]/[.$B$3]*[.E7]" office:value-type="float" office:value="73.6551724137931" calcext:value-type="float">
            <text:p>74</text:p>
          </table:table-cell>
          <table:table-cell table:style-name="ce35" table:formula="of:=[.$B$20]/[.$B$3]*[.F7]" office:value-type="float" office:value="98.2068965517241" calcext:value-type="float">
            <text:p>98</text:p>
          </table:table-cell>
          <table:table-cell table:style-name="ce35" table:formula="of:=[.$B$20]/[.$B$3]*[.G7]" office:value-type="float" office:value="122.758620689655" calcext:value-type="float">
            <text:p>123</text:p>
          </table:table-cell>
          <table:table-cell table:style-name="ce35" table:formula="of:=[.$B$20]/[.$B$3]*[.H7]" office:value-type="float" office:value="147.310344827586" calcext:value-type="float">
            <text:p>147</text:p>
          </table:table-cell>
          <table:table-cell table:style-name="ce35" table:formula="of:=[.$B$20]/[.$B$3]*[.I7]" office:value-type="float" office:value="171.862068965517" calcext:value-type="float">
            <text:p>172</text:p>
          </table:table-cell>
          <table:table-cell table:style-name="ce35" table:formula="of:=[.$B$20]/[.$B$3]*[.J7]" office:value-type="float" office:value="196.413793103448" calcext:value-type="float">
            <text:p>196</text:p>
          </table:table-cell>
          <table:table-cell table:style-name="ce35" table:formula="of:=[.$B$20]/[.$B$3]*[.K7]" office:value-type="float" office:value="220.965517241379" calcext:value-type="float">
            <text:p>221</text:p>
          </table:table-cell>
          <table:table-cell table:style-name="ce35" table:formula="of:=[.$B$20]/[.$B$3]*[.L7]" office:value-type="float" office:value="245.51724137931" calcext:value-type="float">
            <text:p>246</text:p>
          </table:table-cell>
          <table:table-cell table:style-name="ce35" table:formula="of:=[.$B$20]/[.$B$3]*[.M7]" office:value-type="float" office:value="270.068965517241" calcext:value-type="float">
            <text:p>270</text:p>
          </table:table-cell>
          <table:table-cell table:style-name="ce35" table:formula="of:=[.$B$20]/[.$B$3]*[.N7]" office:value-type="float" office:value="294.620689655172" calcext:value-type="float">
            <text:p>295</text:p>
          </table:table-cell>
          <table:table-cell table:style-name="ce35" table:formula="of:=[.$B$20]/[.$B$3]*[.O7]" office:value-type="float" office:value="319.172413793103" calcext:value-type="float">
            <text:p>319</text:p>
          </table:table-cell>
          <table:table-cell table:style-name="ce35" table:formula="of:=[.$B$20]/[.$B$3]*[.P7]" office:value-type="float" office:value="343.724137931034" calcext:value-type="float">
            <text:p>344</text:p>
          </table:table-cell>
          <table:table-cell table:style-name="ce35" table:formula="of:=[.$B$20]/[.$B$3]*[.Q7]" office:value-type="float" office:value="368.275862068966" calcext:value-type="float">
            <text:p>3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MT(m)</text:p>
          </table:table-cell>
          <table:table-cell table:style-name="ce35" table:formula="of:=([.$B$20]/[.$B$3])^2*[.B8]" office:value-type="float" office:value="132.613174791914" calcext:value-type="float">
            <text:p>133</text:p>
          </table:table-cell>
          <table:table-cell table:style-name="ce35" table:formula="of:=([.$B$20]/[.$B$3])^2*[.C8]" office:value-type="float" office:value="132.613174791914" calcext:value-type="float">
            <text:p>133</text:p>
          </table:table-cell>
          <table:table-cell table:style-name="ce35" table:formula="of:=([.$B$20]/[.$B$3])^2*[.D8]" office:value-type="float" office:value="131.106206896552" calcext:value-type="float">
            <text:p>131</text:p>
          </table:table-cell>
          <table:table-cell table:style-name="ce35" table:formula="of:=([.$B$20]/[.$B$3])^2*[.E8]" office:value-type="float" office:value="129.599239001189" calcext:value-type="float">
            <text:p>130</text:p>
          </table:table-cell>
          <table:table-cell table:style-name="ce35" table:formula="of:=([.$B$20]/[.$B$3])^2*[.F8]" office:value-type="float" office:value="128.092271105826" calcext:value-type="float">
            <text:p>128</text:p>
          </table:table-cell>
          <table:table-cell table:style-name="ce35" table:formula="of:=([.$B$20]/[.$B$3])^2*[.G8]" office:value-type="float" office:value="126.585303210464" calcext:value-type="float">
            <text:p>127</text:p>
          </table:table-cell>
          <table:table-cell table:style-name="ce35" table:formula="of:=([.$B$20]/[.$B$3])^2*[.H8]" office:value-type="float" office:value="125.078335315101" calcext:value-type="float">
            <text:p>125</text:p>
          </table:table-cell>
          <table:table-cell table:style-name="ce35" table:formula="of:=([.$B$20]/[.$B$3])^2*[.I8]" office:value-type="float" office:value="123.571367419738" calcext:value-type="float">
            <text:p>124</text:p>
          </table:table-cell>
          <table:table-cell table:style-name="ce35" table:formula="of:=([.$B$20]/[.$B$3])^2*[.J8]" office:value-type="float" office:value="120.557431629013" calcext:value-type="float">
            <text:p>121</text:p>
          </table:table-cell>
          <table:table-cell table:style-name="ce35" table:formula="of:=([.$B$20]/[.$B$3])^2*[.K8]" office:value-type="float" office:value="117.543495838288" calcext:value-type="float">
            <text:p>118</text:p>
          </table:table-cell>
          <table:table-cell table:style-name="ce35" table:formula="of:=([.$B$20]/[.$B$3])^2*[.L8]" office:value-type="float" office:value="111.515624256837" calcext:value-type="float">
            <text:p>112</text:p>
          </table:table-cell>
          <table:table-cell table:style-name="ce35" table:formula="of:=([.$B$20]/[.$B$3])^2*[.M8]" office:value-type="float" office:value="105.487752675386" calcext:value-type="float">
            <text:p>105</text:p>
          </table:table-cell>
          <table:table-cell table:style-name="ce35" table:formula="of:=([.$B$20]/[.$B$3])^2*[.N8]" office:value-type="float" office:value="99.4598810939358" calcext:value-type="float">
            <text:p>99</text:p>
          </table:table-cell>
          <table:table-cell table:style-name="ce35" table:formula="of:=([.$B$20]/[.$B$3])^2*[.O8]" office:value-type="float" office:value="91.9250416171225" calcext:value-type="float">
            <text:p>92</text:p>
          </table:table-cell>
          <table:table-cell table:style-name="ce35" table:formula="of:=([.$B$20]/[.$B$3])^2*[.P8]" office:value-type="float" office:value="84.3902021403092" calcext:value-type="float">
            <text:p>84</text:p>
          </table:table-cell>
          <table:table-cell table:style-name="ce35" table:formula="of:=([.$B$20]/[.$B$3])^2*[.Q8]" office:value-type="float" office:value="76.8553626634958" calcext:value-type="float">
            <text:p>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</text:p>
          </table:table-cell>
          <table:table-cell table:style-name="ce35" table:formula="of:=([.$B$20]/[.$B$3])^3*[.B9]" office:value-type="float" office:value="110.995980154988" calcext:value-type="float">
            <text:p>111</text:p>
          </table:table-cell>
          <table:table-cell table:style-name="ce35" table:formula="of:=([.$B$20]/[.$B$3])^3*[.C9]" office:value-type="float" office:value="129.495310180819" calcext:value-type="float">
            <text:p>129</text:p>
          </table:table-cell>
          <table:table-cell table:style-name="ce35" table:formula="of:=([.$B$20]/[.$B$3])^3*[.D9]" office:value-type="float" office:value="147.994640206651" calcext:value-type="float">
            <text:p>148</text:p>
          </table:table-cell>
          <table:table-cell table:style-name="ce35" table:formula="of:=([.$B$20]/[.$B$3])^3*[.E9]" office:value-type="float" office:value="166.493970232482" calcext:value-type="float">
            <text:p>166</text:p>
          </table:table-cell>
          <table:table-cell table:style-name="ce35" table:formula="of:=([.$B$20]/[.$B$3])^3*[.F9]" office:value-type="float" office:value="184.993300258313" calcext:value-type="float">
            <text:p>185</text:p>
          </table:table-cell>
          <table:table-cell table:style-name="ce35" table:formula="of:=([.$B$20]/[.$B$3])^3*[.G9]" office:value-type="float" office:value="203.492630284144" calcext:value-type="float">
            <text:p>203</text:p>
          </table:table-cell>
          <table:table-cell table:style-name="ce35" table:formula="of:=([.$B$20]/[.$B$3])^3*[.H9]" office:value-type="float" office:value="221.991960309976" calcext:value-type="float">
            <text:p>222</text:p>
          </table:table-cell>
          <table:table-cell table:style-name="ce35" table:formula="of:=([.$B$20]/[.$B$3])^3*[.I9]" office:value-type="float" office:value="240.491290335807" calcext:value-type="float">
            <text:p>240</text:p>
          </table:table-cell>
          <table:table-cell table:style-name="ce35" table:formula="of:=([.$B$20]/[.$B$3])^3*[.J9]" office:value-type="float" office:value="258.990620361638" calcext:value-type="float">
            <text:p>259</text:p>
          </table:table-cell>
          <table:table-cell table:style-name="ce35" table:formula="of:=([.$B$20]/[.$B$3])^3*[.K9]" office:value-type="float" office:value="277.48995038747" calcext:value-type="float">
            <text:p>277</text:p>
          </table:table-cell>
          <table:table-cell table:style-name="ce35" table:formula="of:=([.$B$20]/[.$B$3])^3*[.L9]" office:value-type="float" office:value="295.989280413301" calcext:value-type="float">
            <text:p>296</text:p>
          </table:table-cell>
          <table:table-cell table:style-name="ce35" table:formula="of:=([.$B$20]/[.$B$3])^3*[.M9]" office:value-type="float" office:value="314.488610439132" calcext:value-type="float">
            <text:p>314</text:p>
          </table:table-cell>
          <table:table-cell table:style-name="ce35" table:formula="of:=([.$B$20]/[.$B$3])^3*[.N9]" office:value-type="float" office:value="332.987940464964" calcext:value-type="float">
            <text:p>333</text:p>
          </table:table-cell>
          <table:table-cell table:style-name="ce35" table:formula="of:=([.$B$20]/[.$B$3])^3*[.O9]" office:value-type="float" office:value="351.487270490795" calcext:value-type="float">
            <text:p>351</text:p>
          </table:table-cell>
          <table:table-cell table:style-name="ce35" table:formula="of:=([.$B$20]/[.$B$3])^3*[.P9]" office:value-type="float" office:value="369.986600516626" calcext:value-type="float">
            <text:p>370</text:p>
          </table:table-cell>
          <table:table-cell table:style-name="ce35" table:formula="of:=([.$B$20]/[.$B$3])^3*[.Q9]" office:value-type="float" office:value="388.485930542458" calcext:value-type="float">
            <text:p>3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PSH</text:p>
          </table:table-cell>
          <table:table-cell table:number-columns-repeated="4"/>
          <table:table-cell table:style-name="ce36" table:formula="of:=[.F11]*([.$B$20]/[.$B$3])^2" office:value-type="float" office:value="4.37020689655172" calcext:value-type="float">
            <text:p>4,37</text:p>
          </table:table-cell>
          <table:table-cell table:style-name="ce36" table:formula="of:=[.G11]*([.$B$20]/[.$B$3])^2" office:value-type="float" office:value="4.52090368608799" calcext:value-type="float">
            <text:p>4,52</text:p>
          </table:table-cell>
          <table:table-cell table:style-name="ce36" table:formula="of:=[.H11]*([.$B$20]/[.$B$3])^2" office:value-type="float" office:value="4.67160047562426" calcext:value-type="float">
            <text:p>4,67</text:p>
          </table:table-cell>
          <table:table-cell table:style-name="ce36" table:formula="of:=[.I11]*([.$B$20]/[.$B$3])^2" office:value-type="float" office:value="4.82229726516052" calcext:value-type="float">
            <text:p>4,82</text:p>
          </table:table-cell>
          <table:table-cell table:style-name="ce36" table:formula="of:=[.J11]*([.$B$20]/[.$B$3])^2" office:value-type="float" office:value="5.42508442330559" calcext:value-type="float">
            <text:p>5,43</text:p>
          </table:table-cell>
          <table:table-cell table:style-name="ce36" table:formula="of:=[.K11]*([.$B$20]/[.$B$3])^2" office:value-type="float" office:value="5.72647800237812" calcext:value-type="float">
            <text:p>5,73</text:p>
          </table:table-cell>
          <table:table-cell table:style-name="ce36" table:formula="of:=[.L11]*([.$B$20]/[.$B$3])^2" office:value-type="float" office:value="6.02787158145065" calcext:value-type="float">
            <text:p>6,03</text:p>
          </table:table-cell>
          <table:table-cell table:style-name="ce36" table:formula="of:=[.M11]*([.$B$20]/[.$B$3])^2" office:value-type="float" office:value="6.78135552913199" calcext:value-type="float">
            <text:p>6,78</text:p>
          </table:table-cell>
          <table:table-cell table:style-name="ce36" table:formula="of:=[.N11]*([.$B$20]/[.$B$3])^2" office:value-type="float" office:value="7.53483947681332" calcext:value-type="float">
            <text:p>7,53</text:p>
          </table:table-cell>
          <table:table-cell table:style-name="ce36" table:formula="of:=[.O11]*([.$B$20]/[.$B$3])^2" office:value-type="float" office:value="8.28832342449465" calcext:value-type="float">
            <text:p>8,29</text:p>
          </table:table-cell>
          <table:table-cell table:style-name="ce36" table:formula="of:=[.P11]*([.$B$20]/[.$B$3])^2" office:value-type="float" office:value="9.04180737217598" calcext:value-type="float">
            <text:p>9,04</text:p>
          </table:table-cell>
          <table:table-cell table:style-name="ce36" table:formula="of:=[.Q11]*([.$B$20]/[.$B$3])^2" office:value-type="float" office:value="9.79529131985731" calcext:value-type="float">
            <text:p>9,8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int de fonctionnement disponible 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rpm:</text:p>
          </table:table-cell>
          <table:table-cell office:value-type="float" office:value="1780" calcext:value-type="float">
            <text:p>1780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HMT :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Q: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m3/h</text:p>
          </table:table-cell>
          <table:table-cell table:number-columns-repeated="1021"/>
        </table:table-row>
        <table:table-row table:style-name="ro1">
          <table:table-cell table:style-name="ce29"/>
          <table:table-cell table:style-name="ce35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frame table:end-cell-address="'Courbe ASP 200'.L64" table:end-x="1.952cm" table:end-y="0.053cm" draw:z-index="0" draw:name="Graphique 1" draw:style-name="gr1" draw:text-style-name="P1" svg:width="26.263cm" svg:height="14.314cm" svg:x="2.165cm" svg:y="0.028cm">
              <draw:object draw:notify-on-update-of-ranges="'Courbe ASP 200'.B23:'Courbe ASP 200'.Q23 'Courbe ASP 200'.A24:'Courbe ASP 200'.A24 'Courbe ASP 200'.B24:'Courbe ASP 200'.Q24 'Courbe ASP 200'.B23:'Courbe ASP 200'.Q23 'Courbe ASP 200'.A25:'Courbe ASP 200'.A25 'Courbe ASP 200'.B25:'Courbe ASP 200'.Q2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office:value-type="string" calcext:value-type="string">
            <text:p>Rpm</text:p>
          </table:table-cell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2100" calcext:value-type="float">
            <text:p>2100</text:p>
          </table:table-cell>
          <table:table-cell office:value-type="float" office:value="2200" calcext:value-type="float">
            <text:p>2200</text:p>
          </table:table-cell>
          <table:table-cell office:value-type="float" office:value="2300" calcext:value-type="float">
            <text:p>23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05" calcext:value-type="float">
            <text:p>505</text:p>
          </table:table-cell>
          <table:table-cell office:value-type="float" office:value="520" calcext:value-type="float">
            <text:p>520</text:p>
          </table:table-cell>
          <table:table-cell office:value-type="float" office:value="532" calcext:value-type="float">
            <text:p>532</text:p>
          </table:table-cell>
          <table:table-cell office:value-type="float" office:value="540" calcext:value-type="float">
            <text:p>540</text:p>
          </table:table-cell>
          <table:table-cell office:value-type="float" office:value="545" calcext:value-type="float">
            <text:p>545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555" calcext:value-type="float">
            <text:p>555</text:p>
          </table:table-cell>
          <table:table-cell office:value-type="float" office:value="560" calcext:value-type="float">
            <text:p>5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W</text:p>
          </table:table-cell>
          <table:table-cell table:style-name="ce35" table:formula="of:=[.B66]/1.36" office:value-type="float" office:value="338.235294117647" calcext:value-type="float">
            <text:p>338</text:p>
          </table:table-cell>
          <table:table-cell table:style-name="ce35" table:formula="of:=[.C66]/1.36" office:value-type="float" office:value="356.617647058824" calcext:value-type="float">
            <text:p>357</text:p>
          </table:table-cell>
          <table:table-cell table:style-name="ce35" table:formula="of:=[.D66]/1.36" office:value-type="float" office:value="371.323529411765" calcext:value-type="float">
            <text:p>371</text:p>
          </table:table-cell>
          <table:table-cell table:style-name="ce35" table:formula="of:=[.E66]/1.36" office:value-type="float" office:value="382.352941176471" calcext:value-type="float">
            <text:p>382</text:p>
          </table:table-cell>
          <table:table-cell table:style-name="ce35" table:formula="of:=[.F66]/1.36" office:value-type="float" office:value="391.176470588235" calcext:value-type="float">
            <text:p>391</text:p>
          </table:table-cell>
          <table:table-cell table:style-name="ce35" table:formula="of:=[.G66]/1.36" office:value-type="float" office:value="397.058823529412" calcext:value-type="float">
            <text:p>397</text:p>
          </table:table-cell>
          <table:table-cell table:style-name="ce35" table:formula="of:=[.H66]/1.36" office:value-type="float" office:value="400.735294117647" calcext:value-type="float">
            <text:p>401</text:p>
          </table:table-cell>
          <table:table-cell table:style-name="ce35" table:formula="of:=[.I66]/1.36" office:value-type="float" office:value="404.411764705882" calcext:value-type="float">
            <text:p>404</text:p>
          </table:table-cell>
          <table:table-cell table:style-name="ce35" table:formula="of:=[.J66]/1.36" office:value-type="float" office:value="408.088235294118" calcext:value-type="float">
            <text:p>408</text:p>
          </table:table-cell>
          <table:table-cell table:style-name="ce35" table:formula="of:=[.K66]/1.36" office:value-type="float" office:value="408.088235294118" calcext:value-type="float">
            <text:p>408</text:p>
          </table:table-cell>
          <table:table-cell table:style-name="ce35" table:formula="of:=[.L66]/1.36" office:value-type="float" office:value="411.764705882353" calcext:value-type="float">
            <text:p>412</text:p>
          </table:table-cell>
          <table:table-cell table:number-columns-repeated="101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isationV1" table:style-name="ta2">
        <table:table-column table:style-name="co3" table:default-cell-style-name="Default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ASP 200 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Caracteristiques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Diamétre impeller :</text:p>
          </table:table-cell>
          <table:table-cell table:style-name="ce14" office:value-type="float" office:value="490" calcext:value-type="float">
            <text:p>490</text:p>
          </table:table-cell>
          <table:table-cell office:value-type="string" calcext:value-type="string">
            <text:p>m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W</text:span><text:span text:style-name="T2">ss:</text:span></text:p>
          </table:table-cell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rad/s</text:p>
          </table:table-cell>
          <table:table-cell office:value-type="string" calcext:value-type="string">
            <text:p>Coeff de Wisclicehu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Fluide (Eau)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Rho:</text:p>
          </table:table-cell>
          <table:table-cell table:style-name="ce14" office:value-type="float" office:value="1000" calcext:value-type="float">
            <text:p>1000</text:p>
          </table:table-cell>
          <table:table-cell office:value-type="string" calcext:value-type="string">
            <text:p>kg/m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 :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cP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sion de vapeur:</text:p>
          </table:table-cell>
          <table:table-cell table:style-name="ce15" office:value-type="float" office:value="0.01" calcext:value-type="float">
            <text:p>0,01</text:p>
          </table:table-cell>
          <table:table-cell office:value-type="string" calcext:value-type="string">
            <text:p>bar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style-name="ce22"/>
          <table:table-cell table:number-columns-repeated="1021"/>
        </table:table-row>
        <table:table-row table:style-name="ro1">
          <table:table-cell table:style-name="ce10" office:value-type="string" calcext:value-type="string">
            <text:p>Point de fonctionnement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Débit:</text:p>
          </table:table-cell>
          <table:table-cell table:style-name="ce14" office:value-type="float" office:value="440" calcext:value-type="float">
            <text:p>440</text:p>
          </table:table-cell>
          <table:table-cell office:value-type="string" calcext:value-type="string">
            <text:p>m3/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:</text:p>
          </table:table-cell>
          <table:table-cell table:style-name="ce15" office:value-type="float" office:value="1780" calcext:value-type="float">
            <text:p>1780</text:p>
          </table:table-cell>
          <table:table-cell office:value-type="string" calcext:value-type="string">
            <text:p>tr/min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Calcul</text:p>
          </table:table-cell>
          <table:table-cell table:style-name="ce13"/>
          <table:table-cell table:number-columns-repeated="1022"/>
        </table:table-row>
        <table:table-row table:style-name="ro3">
          <table:table-cell table:style-name="ce11" office:value-type="string" calcext:value-type="string">
            <text:p>∅:</text:p>
          </table:table-cell>
          <table:table-cell table:style-name="ce18" table:formula="of:=[.B13]/3600/([.B14]/60*([.B4]/1000)^3)" office:value-type="float" office:value="0.0350181487923052" calcext:value-type="float">
            <text:p>0,0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y:</text:p>
          </table:table-cell>
          <table:table-cell table:style-name="ce19" table:formula="of:=-286.38*[.B16]^2+6.6849*[.B16]+6.0755" office:value-type="float" office:value="5.95841340695439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η:</text:p>
          </table:table-cell>
          <table:table-cell table:style-name="ce20" table:formula="of:=3.5657*[.B16]+0.1505" office:value-type="float" office:value="0.275364213148723" calcext:value-type="float">
            <text:p>0,2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MT:</text:p>
          </table:table-cell>
          <table:table-cell table:style-name="ce19" table:formula="of:=[.B17]*([.B14]/60*[.B4]/1000)^2/9.81" office:value-type="float" office:value="128.348645174043" calcext:value-type="float">
            <text:p>128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:</text:p>
          </table:table-cell>
          <table:table-cell table:style-name="ce19" table:formula="of:=[.B8]*([.B14]/60)^3*([.B4]/1000)^5*[.B18]/1000" office:value-type="float" office:value="203.092625388784" calcext:value-type="float">
            <text:p>203</text:p>
          </table:table-cell>
          <table:table-cell office:value-type="string" calcext:value-type="string">
            <text:p>k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x:</text:p>
          </table:table-cell>
          <table:table-cell table:style-name="ce19" table:formula="of:=[.B16]*[.B14]*2*PI()/60*[.B4]/2/1000" office:value-type="float" office:value="1.5992188064921" calcext:value-type="float">
            <text:p>2</text:p>
          </table:table-cell>
          <table:table-cell office:value-type="string" calcext:value-type="string">
            <text:p>m/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s:</text:p>
          </table:table-cell>
          <table:table-cell table:style-name="ce19" table:formula="of:=([.B14]*2*PI()/60/[.B5])^(4/3)*([.B13]/3600)^(2/3)/9.81" office:value-type="float" office:value="4.21000503310778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Pasp &gt;</text:p>
          </table:table-cell>
          <table:table-cell table:style-name="ce21" table:formula="of:=[.B8]*9.81*[.B22]+[.B10]*100000-[.B8]*[.B21]^2/2" office:value-type="float" office:value="41021.3989792683" calcext:value-type="float">
            <text:p>41021</text:p>
          </table:table-cell>
          <table:table-cell office:value-type="string" calcext:value-type="string">
            <text:p>Pa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isationV2" table:style-name="ta3">
        <office:forms form:automatic-focus="false" form:apply-design-mode="false"/>
        <table:table-column table:style-name="co4" table:default-cell-style-name="Default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Modélisation à partir des dimensions de la roue, simple étage centrifug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Caracteristiques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Diamétre impeller :</text:p>
          </table:table-cell>
          <table:table-cell table:style-name="ce14" office:value-type="float" office:value="365" calcext:value-type="float">
            <text:p>365</text:p>
          </table:table-cell>
          <table:table-cell office:value-type="string" calcext:value-type="string">
            <text:p>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gle sortie ailette:</text:p>
          </table:table-cell>
          <table:table-cell table:style-name="ce23" office:value-type="float" office:value="20" calcext:value-type="float">
            <text:p>20</text:p>
          </table:table-cell>
          <table:table-cell office:value-type="string" calcext:value-type="string">
            <text:p>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mbre Ailette: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4"/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<text:span text:style-name="T1">W</text:span><text:span text:style-name="T2">ss:</text:span>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ad/s</text:p>
          </table:table-cell>
          <table:table-cell office:value-type="string" calcext:value-type="string">
            <text:p>Coeff de Wisclicehu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15" office:value-type="float" office:value="0.77" calcext:value-type="float">
            <text:p>0,77</text:p>
          </table:table-cell>
          <table:table-cell office:value-type="string" calcext:value-type="string">
            <text:p>Hydrauliqu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Point de fonctionnement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Débit:</text:p>
          </table:table-cell>
          <table:table-cell table:style-name="ce14" office:value-type="float" office:value="200" calcext:value-type="float">
            <text:p>200</text:p>
          </table:table-cell>
          <table:table-cell office:value-type="string" calcext:value-type="string">
            <text:p>m3/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:</text:p>
          </table:table-cell>
          <table:table-cell table:style-name="ce15" office:value-type="float" office:value="1450" calcext:value-type="float">
            <text:p>1450</text:p>
          </table:table-cell>
          <table:table-cell office:value-type="string" calcext:value-type="string">
            <text:p>tr/mi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Calcul</text:p>
          </table:table-cell>
          <table:table-cell table:style-name="ce13"/>
          <table:table-cell table:number-columns-repeated="1022"/>
        </table:table-row>
        <table:table-row table:style-name="ro3">
          <table:table-cell table:style-name="ce11" office:value-type="string" calcext:value-type="string">
            <text:p>∅:</text:p>
          </table:table-cell>
          <table:table-cell table:style-name="ce24" table:formula="of:=[.B11]/3600/([.B12]/60*([.B4]/1000)^3)" office:value-type="float" office:value="0.0472750666364224" calcext:value-type="float">
            <text:p>0,04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s</text:span><text:span text:style-name="T2">s:</text:span></text:p>
          </table:table-cell>
          <table:table-cell table:style-name="ce20" table:formula="of:=IF([.B5]&lt;=50;1-0.63*PI()/[.B6]/(1-[.B15]*TAN(RADIANS([.B5])));1-PI()/[.B6]*COS(RADIANS([.B5]))/(1-[.B15]*TAN(RADIANS([.B5]))))" office:value-type="float" office:value="0.664357465237873" calcext:value-type="float">
            <text:p>0,664</text:p>
          </table:table-cell>
          <table:table-cell office:value-type="string" calcext:value-type="string">
            <text:p>Stodola ou Stanit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2:</text:p>
          </table:table-cell>
          <table:table-cell table:style-name="ce19" table:formula="of:=[.B12]*2*PI()/60*[.B4]/2/1000" office:value-type="float" office:value="27.71146519854" calcext:value-type="float">
            <text:p>28</text:p>
          </table:table-cell>
          <table:table-cell office:value-type="string" calcext:value-type="string">
            <text:p>m/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:</text:p>
          </table:table-cell>
          <table:table-cell table:style-name="ce19" table:formula="of:=[.B8]*[.B16]*[.B17]^2*(1-[.B15]*TAN(RADIANS([.B5])))/9.81" office:value-type="float" office:value="39.3554329814781" calcext:value-type="float">
            <text:p>39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PSH (Net):</text:p>
          </table:table-cell>
          <table:table-cell table:style-name="ce25" table:formula="of:=([.B12]*2*PI()/60/[.B7])^(4/3)*([.B11]/3600)^(2/3)/9.81" office:value-type="float" office:value="2.77875213808414" calcext:value-type="float">
            <text:p>2,78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GreekC" svg:font-family="GreekC"/>
    <style:font-face style:name="GreekS" svg:font-family="GreekS"/>
    <style:font-face style:name="F1" svg:font-family="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"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loext:fill-character> </loext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/00/0000</text:date>, <text:time style:data-style-name="N2" text:time-value="20:33:34.625205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rbe_20_ASP_20_200" style:display-name="PageStyle_Courbe ASP 2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elisationV1" style:display-name="PageStyle_ModelisationV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elisationV2" style:display-name="PageStyle_ModelisationV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BER Marc</meta:initial-creator>
    <meta:creation-date>2016-08-17T07:56:31</meta:creation-date>
    <dc:date>2016-09-25T20:34:21.865594379</dc:date>
    <meta:generator>LibreOffice/4.3.3.2$Linux_X86_64 LibreOffice_project/430m0$Build-2</meta:generator>
    <meta:editing-duration>PT47S</meta:editing-duration>
    <meta:editing-cycles>1</meta:editing-cycles>
    <meta:document-statistic meta:table-count="3" meta:cell-count="386" meta:object-count="2"/>
    <meta:user-defined meta:name="AppVersion">15.03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1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force-intercept="false" chart:regression-type="polynomial"/>
      <style:graphic-properties draw:stroke="dash" draw:stroke-dash="msLineDash_20_1" svg:stroke-width="0.053cm" svg:stroke-color="#5b9bd5"/>
    </style:style>
    <style:style style:name="ch9" style:family="chart">
      <style:text-properties fo:color="#595959" style:text-position="0% 100%" fo:font-family="Calibri" fo:font-size="9pt" style:font-size-asian="9pt" style:font-size-complex="9pt"/>
    </style:style>
    <style:style style:name="ch10" style:family="chart" style:data-style-name="N1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2" svg:stroke-width="0.053cm" svg:stroke-color="#ed7d31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6.262cm" svg:height="14.313cm" xlink:href=".." xlink:type="simple" chart:class="chart:scatter" chart:style-name="ch1">
        <chart:title svg:x="11.745cm" svg:y="0.421cm" chart:style-name="ch2">
          <text:p>Chart Title</text:p>
        </chart:title>
        <chart:legend chart:legend-position="bottom" svg:x="6.068cm" svg:y="13.557cm" style:legend-expansion="wide" chart:style-name="ch3"/>
        <chart:plot-area chart:style-name="ch4" table:cell-range-address="'Courbe ASP 200'.B23:'Courbe ASP 200'.Q25 'Courbe ASP 200'.A24:'Courbe ASP 200'.A25" chart:data-source-has-labels="column" svg:x="0.525cm" svg:y="1.586cm" svg:width="25.212cm" svg:height="11.685cm">
          <chartooo:coordinate-region svg:x="1.261cm" svg:y="1.772cm" svg:width="24.157cm" svg:height="11.029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urbe ASP 200'.B24:'Courbe ASP 200'.Q24" chart:label-cell-address="'Courbe ASP 200'.A24:'Courbe ASP 200'.A24" chart:class="chart:scatter">
            <chart:domain table:cell-range-address="'Courbe ASP 200'.B23:'Courbe ASP 200'.Q23"/>
            <chart:regression-curve chart:style-name="ch8">
              <chart:equation chart:display-equation="true" chart:display-r-square="false" chart:style-name="ch9"/>
            </chart:regression-curve>
            <chart:data-point chart:repeated="16"/>
          </chart:series>
          <chart:series chart:style-name="ch10" chart:values-cell-range-address="'Courbe ASP 200'.B25:'Courbe ASP 200'.Q25" chart:label-cell-address="'Courbe ASP 200'.A25:'Courbe ASP 200'.A25" chart:class="chart:scatter">
            <chart:regression-curve chart:style-name="ch11">
              <chart:equation chart:display-equation="true" chart:display-r-square="false" chart:style-name="ch9"/>
            </chart:regression-curve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Ligne 2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Courbe ASP 200'.B23:'Courbe ASP 200'.Q23</svg:desc>
                </draw:g>
              </table:table-cell>
              <table:table-cell office:value-type="float" office:value="24.551724137931">
                <text:p>24.551724137931</text:p>
              </table:table-cell>
              <table:table-cell office:value-type="float" office:value="49.1034482758621">
                <text:p>49.1034482758621</text:p>
              </table:table-cell>
              <table:table-cell office:value-type="float" office:value="73.6551724137931">
                <text:p>73.6551724137931</text:p>
              </table:table-cell>
              <table:table-cell office:value-type="float" office:value="98.2068965517241">
                <text:p>98.2068965517241</text:p>
              </table:table-cell>
              <table:table-cell office:value-type="float" office:value="122.758620689655">
                <text:p>122.758620689655</text:p>
              </table:table-cell>
              <table:table-cell office:value-type="float" office:value="147.310344827586">
                <text:p>147.310344827586</text:p>
              </table:table-cell>
              <table:table-cell office:value-type="float" office:value="171.862068965517">
                <text:p>171.862068965517</text:p>
              </table:table-cell>
              <table:table-cell office:value-type="float" office:value="196.413793103448">
                <text:p>196.413793103448</text:p>
              </table:table-cell>
              <table:table-cell office:value-type="float" office:value="220.965517241379">
                <text:p>220.965517241379</text:p>
              </table:table-cell>
              <table:table-cell office:value-type="float" office:value="245.51724137931">
                <text:p>245.51724137931</text:p>
              </table:table-cell>
              <table:table-cell office:value-type="float" office:value="270.068965517241">
                <text:p>270.068965517241</text:p>
              </table:table-cell>
              <table:table-cell office:value-type="float" office:value="294.620689655172">
                <text:p>294.620689655172</text:p>
              </table:table-cell>
              <table:table-cell office:value-type="float" office:value="319.172413793103">
                <text:p>319.172413793103</text:p>
              </table:table-cell>
              <table:table-cell office:value-type="float" office:value="343.724137931034">
                <text:p>343.724137931034</text:p>
              </table:table-cell>
              <table:table-cell office:value-type="float" office:value="368.275862068966">
                <text:p>368.275862068966</text:p>
              </table:table-cell>
            </table:table-row>
            <table:table-row>
              <table:table-cell office:value-type="string">
                <text:p>HMT(m)</text:p>
                <draw:g>
                  <svg:desc>'Courbe ASP 200'.A24:'Courbe ASP 200'.A24</svg:desc>
                </draw:g>
              </table:table-cell>
              <table:table-cell office:value-type="float" office:value="132.613174791914">
                <text:p>132.613174791914</text:p>
                <draw:g>
                  <svg:desc>'Courbe ASP 200'.B24:'Courbe ASP 200'.Q24</svg:desc>
                </draw:g>
              </table:table-cell>
              <table:table-cell office:value-type="float" office:value="132.613174791914">
                <text:p>132.613174791914</text:p>
              </table:table-cell>
              <table:table-cell office:value-type="float" office:value="131.106206896552">
                <text:p>131.106206896552</text:p>
              </table:table-cell>
              <table:table-cell office:value-type="float" office:value="129.599239001189">
                <text:p>129.599239001189</text:p>
              </table:table-cell>
              <table:table-cell office:value-type="float" office:value="128.092271105826">
                <text:p>128.092271105826</text:p>
              </table:table-cell>
              <table:table-cell office:value-type="float" office:value="126.585303210464">
                <text:p>126.585303210464</text:p>
              </table:table-cell>
              <table:table-cell office:value-type="float" office:value="125.078335315101">
                <text:p>125.078335315101</text:p>
              </table:table-cell>
              <table:table-cell office:value-type="float" office:value="123.571367419738">
                <text:p>123.571367419738</text:p>
              </table:table-cell>
              <table:table-cell office:value-type="float" office:value="120.557431629013">
                <text:p>120.557431629013</text:p>
              </table:table-cell>
              <table:table-cell office:value-type="float" office:value="117.543495838288">
                <text:p>117.543495838288</text:p>
              </table:table-cell>
              <table:table-cell office:value-type="float" office:value="111.515624256837">
                <text:p>111.515624256837</text:p>
              </table:table-cell>
              <table:table-cell office:value-type="float" office:value="105.487752675386">
                <text:p>105.487752675386</text:p>
              </table:table-cell>
              <table:table-cell office:value-type="float" office:value="99.4598810939358">
                <text:p>99.4598810939358</text:p>
              </table:table-cell>
              <table:table-cell office:value-type="float" office:value="91.9250416171225">
                <text:p>91.9250416171225</text:p>
              </table:table-cell>
              <table:table-cell office:value-type="float" office:value="84.3902021403092">
                <text:p>84.3902021403092</text:p>
              </table:table-cell>
              <table:table-cell office:value-type="float" office:value="76.8553626634958">
                <text:p>76.8553626634958</text:p>
              </table:table-cell>
            </table:table-row>
            <table:table-row>
              <table:table-cell office:value-type="string">
                <text:p>P</text:p>
                <draw:g>
                  <svg:desc>'Courbe ASP 200'.A25:'Courbe ASP 200'.A25</svg:desc>
                </draw:g>
              </table:table-cell>
              <table:table-cell office:value-type="float" office:value="110.995980154988">
                <text:p>110.995980154988</text:p>
                <draw:g>
                  <svg:desc>'Courbe ASP 200'.B25:'Courbe ASP 200'.Q25</svg:desc>
                </draw:g>
              </table:table-cell>
              <table:table-cell office:value-type="float" office:value="129.495310180819">
                <text:p>129.495310180819</text:p>
              </table:table-cell>
              <table:table-cell office:value-type="float" office:value="147.994640206651">
                <text:p>147.994640206651</text:p>
              </table:table-cell>
              <table:table-cell office:value-type="float" office:value="166.493970232482">
                <text:p>166.493970232482</text:p>
              </table:table-cell>
              <table:table-cell office:value-type="float" office:value="184.993300258313">
                <text:p>184.993300258313</text:p>
              </table:table-cell>
              <table:table-cell office:value-type="float" office:value="203.492630284144">
                <text:p>203.492630284144</text:p>
              </table:table-cell>
              <table:table-cell office:value-type="float" office:value="221.991960309976">
                <text:p>221.991960309976</text:p>
              </table:table-cell>
              <table:table-cell office:value-type="float" office:value="240.491290335807">
                <text:p>240.491290335807</text:p>
              </table:table-cell>
              <table:table-cell office:value-type="float" office:value="258.990620361638">
                <text:p>258.990620361638</text:p>
              </table:table-cell>
              <table:table-cell office:value-type="float" office:value="277.48995038747">
                <text:p>277.48995038747</text:p>
              </table:table-cell>
              <table:table-cell office:value-type="float" office:value="295.989280413301">
                <text:p>295.989280413301</text:p>
              </table:table-cell>
              <table:table-cell office:value-type="float" office:value="314.488610439132">
                <text:p>314.488610439132</text:p>
              </table:table-cell>
              <table:table-cell office:value-type="float" office:value="332.987940464964">
                <text:p>332.987940464964</text:p>
              </table:table-cell>
              <table:table-cell office:value-type="float" office:value="351.487270490795">
                <text:p>351.487270490795</text:p>
              </table:table-cell>
              <table:table-cell office:value-type="float" office:value="369.986600516626">
                <text:p>369.986600516626</text:p>
              </table:table-cell>
              <table:table-cell office:value-type="float" office:value="388.485930542458">
                <text:p>388.4859305424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msLineDash_20_1" draw:display-name="msLineDash 1" draw:style="round" draw:dots1="1" draw:dots1-length="53%" draw:distance="53%"/>
    <draw:stroke-dash draw:name="msLineDash_20_2" draw:display-name="msLineDash 2" draw:style="round" draw:dots1="1" draw:dots1-length="53%" draw:distance="53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terpolation="cubic-spline" chart:symbol-type="automatic" chart:include-hidden-cells="false" chart:treat-empty-cells="leave-gap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graphic-properties svg:stroke-width="0.026cm" svg:stroke-color="#d9d9d9"/>
    </style:style>
    <style:style style:name="ch5" style:family="chart" style:data-style-name="N113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13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force-intercept="false" chart:regression-type="polynomial"/>
      <style:graphic-properties draw:stroke="dash" draw:stroke-dash="msLineDash_20_1" svg:stroke-width="0.053cm" svg:stroke-color="#5b9bd5"/>
    </style:style>
    <style:style style:name="ch8" style:family="chart"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13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2" svg:stroke-width="0.053cm" svg:stroke-color="#ed7d31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831cm" svg:height="10.332cm" xlink:href=".." xlink:type="simple" chart:class="chart:scatter" chart:style-name="ch1">
        <chart:plot-area chart:style-name="ch2" table:cell-range-address="'Courbe ASP 200'.B12:'Courbe ASP 200'.Q13 'Courbe ASP 200'.A13:'Courbe ASP 200'.A13 'Courbe ASP 200'.A15:'Courbe ASP 200'.Q15" chart:data-source-has-labels="column" svg:x="0.559cm" svg:y="0.402cm" svg:width="15.717cm" svg:height="9.352cm">
          <chartooo:coordinate-region svg:x="1.189cm" svg:y="0.589cm" svg:width="14.716cm" svg:height="8.695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Courbe ASP 200'.B13:'Courbe ASP 200'.Q13" chart:label-cell-address="'Courbe ASP 200'.A13:'Courbe ASP 200'.A13" chart:class="chart:scatter">
            <chart:domain table:cell-range-address="'Courbe ASP 200'.B12:'Courbe ASP 200'.Q12"/>
            <chart:regression-curve chart:style-name="ch7">
              <chart:equation chart:display-equation="true" chart:display-r-square="true" chart:style-name="ch8"/>
            </chart:regression-curve>
            <chart:data-point chart:repeated="16"/>
          </chart:series>
          <chart:series chart:style-name="ch9" chart:values-cell-range-address="'Courbe ASP 200'.B15:'Courbe ASP 200'.Q15" chart:label-cell-address="'Courbe ASP 200'.A15:'Courbe ASP 200'.A15" chart:class="chart:scatter">
            <chart:regression-curve chart:style-name="ch10">
              <chart:equation chart:display-equation="true" chart:display-r-square="true" chart:style-name="ch8"/>
            </chart:regression-curve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Ligne 1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Courbe ASP 200'.B12:'Courbe ASP 200'.Q12</svg:desc>
                </draw:g>
              </table:table-cell>
              <table:table-cell office:value-type="float" office:value="0.00703436669157028">
                <text:p>0.00703436669157028</text:p>
              </table:table-cell>
              <table:table-cell office:value-type="float" office:value="0.0140687333831406">
                <text:p>0.0140687333831406</text:p>
              </table:table-cell>
              <table:table-cell office:value-type="float" office:value="0.0211031000747108">
                <text:p>0.0211031000747108</text:p>
              </table:table-cell>
              <table:table-cell office:value-type="float" office:value="0.0281374667662811">
                <text:p>0.0281374667662811</text:p>
              </table:table-cell>
              <table:table-cell office:value-type="float" office:value="0.0351718334578514">
                <text:p>0.0351718334578514</text:p>
              </table:table-cell>
              <table:table-cell office:value-type="float" office:value="0.0422062001494217">
                <text:p>0.0422062001494217</text:p>
              </table:table-cell>
              <table:table-cell office:value-type="float" office:value="0.049240566840992">
                <text:p>0.049240566840992</text:p>
              </table:table-cell>
              <table:table-cell office:value-type="float" office:value="0.0562749335325622">
                <text:p>0.0562749335325622</text:p>
              </table:table-cell>
              <table:table-cell office:value-type="float" office:value="0.0633093002241325">
                <text:p>0.0633093002241325</text:p>
              </table:table-cell>
              <table:table-cell office:value-type="float" office:value="0.0703436669157028">
                <text:p>0.0703436669157028</text:p>
              </table:table-cell>
              <table:table-cell office:value-type="float" office:value="0.0773780336072731">
                <text:p>0.0773780336072731</text:p>
              </table:table-cell>
              <table:table-cell office:value-type="float" office:value="0.0844124002988433">
                <text:p>0.0844124002988433</text:p>
              </table:table-cell>
              <table:table-cell office:value-type="float" office:value="0.0914467669904136">
                <text:p>0.0914467669904136</text:p>
              </table:table-cell>
              <table:table-cell office:value-type="float" office:value="0.0984811336819839">
                <text:p>0.0984811336819839</text:p>
              </table:table-cell>
              <table:table-cell office:value-type="float" office:value="0.105515500373554">
                <text:p>0.105515500373554</text:p>
              </table:table-cell>
            </table:table-row>
            <table:table-row>
              <table:table-cell office:value-type="string">
                <text:p>y</text:p>
                <draw:g>
                  <svg:desc>'Courbe ASP 200'.A13:'Courbe ASP 200'.A13</svg:desc>
                </draw:g>
              </table:table-cell>
              <table:table-cell office:value-type="float" office:value="6.15638846477463">
                <text:p>6.15638846477463</text:p>
                <draw:g>
                  <svg:desc>'Courbe ASP 200'.B13:'Courbe ASP 200'.Q13</svg:desc>
                </draw:g>
              </table:table-cell>
              <table:table-cell office:value-type="float" office:value="6.15638846477463">
                <text:p>6.15638846477463</text:p>
              </table:table-cell>
              <table:table-cell office:value-type="float" office:value="6.08642950494765">
                <text:p>6.08642950494765</text:p>
              </table:table-cell>
              <table:table-cell office:value-type="float" office:value="6.01647054512067">
                <text:p>6.01647054512067</text:p>
              </table:table-cell>
              <table:table-cell office:value-type="float" office:value="5.94651158529368">
                <text:p>5.94651158529368</text:p>
              </table:table-cell>
              <table:table-cell office:value-type="float" office:value="5.8765526254667">
                <text:p>5.8765526254667</text:p>
              </table:table-cell>
              <table:table-cell office:value-type="float" office:value="5.80659366563971">
                <text:p>5.80659366563971</text:p>
              </table:table-cell>
              <table:table-cell office:value-type="float" office:value="5.73663470581273">
                <text:p>5.73663470581273</text:p>
              </table:table-cell>
              <table:table-cell office:value-type="float" office:value="5.59671678615876">
                <text:p>5.59671678615876</text:p>
              </table:table-cell>
              <table:table-cell office:value-type="float" office:value="5.45679886650479">
                <text:p>5.45679886650479</text:p>
              </table:table-cell>
              <table:table-cell office:value-type="float" office:value="5.17696302719685">
                <text:p>5.17696302719685</text:p>
              </table:table-cell>
              <table:table-cell office:value-type="float" office:value="4.89712718788891">
                <text:p>4.89712718788891</text:p>
              </table:table-cell>
              <table:table-cell office:value-type="float" office:value="4.61729134858098">
                <text:p>4.61729134858098</text:p>
              </table:table-cell>
              <table:table-cell office:value-type="float" office:value="4.26749654944605">
                <text:p>4.26749654944605</text:p>
              </table:table-cell>
              <table:table-cell office:value-type="float" office:value="3.91770175031113">
                <text:p>3.91770175031113</text:p>
              </table:table-cell>
              <table:table-cell office:value-type="float" office:value="3.56790695117621">
                <text:p>3.56790695117621</text:p>
              </table:table-cell>
            </table:table-row>
            <table:table-row>
              <table:table-cell office:value-type="string">
                <text:p>η</text:p>
                <draw:g>
                  <svg:desc>'Courbe ASP 200'.A15:'Courbe ASP 200'.A15</svg:desc>
                </draw:g>
              </table:table-cell>
              <table:table-cell office:value-type="float" office:value="0.150494488313102">
                <text:p>0.150494488313102</text:p>
                <draw:g>
                  <svg:desc>'Courbe ASP 200'.B15:'Courbe ASP 200'.Q15</svg:desc>
                </draw:g>
              </table:table-cell>
              <table:table-cell office:value-type="float" office:value="0.175576903031952">
                <text:p>0.175576903031952</text:p>
              </table:table-cell>
              <table:table-cell office:value-type="float" office:value="0.200659317750802">
                <text:p>0.200659317750802</text:p>
              </table:table-cell>
              <table:table-cell office:value-type="float" office:value="0.225741732469653">
                <text:p>0.225741732469653</text:p>
              </table:table-cell>
              <table:table-cell office:value-type="float" office:value="0.250824147188503">
                <text:p>0.250824147188503</text:p>
              </table:table-cell>
              <table:table-cell office:value-type="float" office:value="0.275906561907353">
                <text:p>0.275906561907353</text:p>
              </table:table-cell>
              <table:table-cell office:value-type="float" office:value="0.300988976626204">
                <text:p>0.300988976626204</text:p>
              </table:table-cell>
              <table:table-cell office:value-type="float" office:value="0.326071391345054">
                <text:p>0.326071391345054</text:p>
              </table:table-cell>
              <table:table-cell office:value-type="float" office:value="0.351153806063904">
                <text:p>0.351153806063904</text:p>
              </table:table-cell>
              <table:table-cell office:value-type="float" office:value="0.376236220782755">
                <text:p>0.376236220782755</text:p>
              </table:table-cell>
              <table:table-cell office:value-type="float" office:value="0.401318635501605">
                <text:p>0.401318635501605</text:p>
              </table:table-cell>
              <table:table-cell office:value-type="float" office:value="0.426401050220455">
                <text:p>0.426401050220455</text:p>
              </table:table-cell>
              <table:table-cell office:value-type="float" office:value="0.451483464939306">
                <text:p>0.451483464939306</text:p>
              </table:table-cell>
              <table:table-cell office:value-type="float" office:value="0.476565879658156">
                <text:p>0.476565879658156</text:p>
              </table:table-cell>
              <table:table-cell office:value-type="float" office:value="0.501648294377006">
                <text:p>0.501648294377006</text:p>
              </table:table-cell>
              <table:table-cell office:value-type="float" office:value="0.526730709095857">
                <text:p>0.5267307090958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msLineDash_20_1" draw:display-name="msLineDash 1" draw:style="round" draw:dots1="1" draw:dots1-length="53%" draw:distance="53%"/>
    <draw:stroke-dash draw:name="msLineDash_20_2" draw:display-name="msLineDash 2" draw:style="round" draw:dots1="1" draw:dots1-length="53%" draw:distance="53%"/>
  </office:styles>
</office:document-styles>
</file>